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6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10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1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12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3" style:family="table-cell" style:parent-style-name="Default" style:data-style-name="N0">
      <style:table-cell-properties fo:border-top="thin solid #FFFFFF" fo:border-bottom="none" fo:border-left="none" fo:border-right="thin solid #999999"/>
    </style:style>
    <style:style style:name="ce14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5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o1" style:family="table-column">
      <style:table-column-properties fo:break-before="auto" style:column-width="2.0955cm" style:use-optimal-column-width="true"/>
    </style:style>
    <style:style style:name="co2" style:family="table-column">
      <style:table-column-properties fo:break-before="auto" style:column-width="1.92616666666667cm" style:use-optimal-column-width="true"/>
    </style:style>
    <style:style style:name="co3" style:family="table-column">
      <style:table-column-properties fo:break-before="auto" style:column-width="2.77283333333333cm" style:use-optimal-column-width="true"/>
    </style:style>
    <style:style style:name="co4" style:family="table-column">
      <style:table-column-properties fo:break-before="auto" style:column-width="3.00566666666667cm" style:use-optimal-column-width="true"/>
    </style:style>
    <style:style style:name="co5" style:family="table-column">
      <style:table-column-properties fo:break-before="auto" style:column-width="2.64583333333333cm" style:use-optimal-column-width="true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09033333333333cm" style:use-optimal-column-width="true"/>
    </style:style>
    <style:style style:name="co9" style:family="table-column">
      <style:table-column-properties fo:break-before="auto" style:column-width="3.429cm" style:use-optimal-column-width="true"/>
    </style:style>
    <style:style style:name="co10" style:family="table-column">
      <style:table-column-properties fo:break-before="auto" style:column-width="3.64066666666667cm" style:use-optimal-column-width="true"/>
    </style:style>
    <style:style style:name="co11" style:family="table-column">
      <style:table-column-properties fo:break-before="auto" style:column-width="2.01083333333333cm" style:use-optimal-column-width="true"/>
    </style:style>
    <style:style style:name="co12" style:family="table-column">
      <style:table-column-properties fo:break-before="auto" style:column-width="2.032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cz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11" table:default-cell-style-name="ce1"/>
        <table:table-column table:style-name="co7" table:number-columns-repeated="16369" table:default-cell-style-name="ce1"/>
        <table:table-row table:style-name="ro1">
          <table:table-cell office:value-type="string" table:style-name="ce1">
            <text:p>Id_meczu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Id_klubu</text:p>
          </table:table-cell>
          <table:table-cell office:value-type="string" table:style-name="ce1">
            <text:p>Sety_wygrane</text:p>
          </table:table-cell>
          <table:table-cell office:value-type="string" table:style-name="ce1">
            <text:p>Sety_przegrane</text:p>
          </table:table-cell>
          <table:table-cell office:value-type="string" table:style-name="ce1">
            <text:p>Czy_wygrane</text:p>
          </table:table-cell>
          <table:table-cell office:value-type="string" table:style-name="ce1">
            <text:p>Czy_przegrane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19-10-16T00:00:00" table:style-name="ce2">
            <text:p>16.10.2019</text:p>
          </table:table-cell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]&gt;[.E2];1;0)" table:style-name="ce1">
            <text:p>0</text:p>
          </table:table-cell>
          <table:table-cell office:value-type="float" office:value="1" table:formula="of:=IF([.D2]&lt;[.E2];1;0)" table:style-name="ce1">
            <text:p>1</text:p>
          </table:table-cell>
          <table:table-cell table:number-columns-repeated="2" table:style-name="ce1"/>
          <table:table-cell office:value-type="string" table:style-name="ce5">
            <text:p>Etykiety wierszy</text:p>
          </table:table-cell>
          <table:table-cell office:value-type="string" table:style-name="ce4">
            <text:p>Suma z Czy_wygrane</text:p>
          </table:table-cell>
          <table:table-cell office:value-type="string" table:style-name="ce9">
            <text:p>Suma z Czy_przegrane</text:p>
          </table:table-cell>
          <table:table-cell table:style-name="ce1"/>
          <table:table-cell office:value-type="string" table:style-name="ce1">
            <text:p>Miasto</text:p>
          </table:table-cell>
          <table:table-cell office:value-type="string" table:style-name="ce1">
            <text:p>Nazwa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19-10-19T00:00:00" table:style-name="ce2">
            <text:p>19.10.2019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3]&gt;[.E3];1;0)" table:style-name="ce1">
            <text:p>1</text:p>
          </table:table-cell>
          <table:table-cell office:value-type="float" office:value="0" table:formula="of:=IF([.D3]&lt;[.E3];1;0)" table:style-name="ce1">
            <text:p>0</text:p>
          </table:table-cell>
          <table:table-cell table:number-columns-repeated="2" table:style-name="ce1"/>
          <table:table-cell office:value-type="float" office:value="101" table:style-name="ce6">
            <text:p>101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11">
            <text:p>7</text:p>
          </table:table-cell>
          <table:table-cell office:value-type="float" office:value="1" table:formula="of:=IF([.K3]&gt;=[.L3];1;0)" table:style-name="ce1">
            <text:p>1</text:p>
          </table:table-cell>
          <table:table-cell office:value-type="string" table:style-name="ce3">
            <text:p>Szymbark</text:p>
          </table:table-cell>
          <table:table-cell office:value-type="string" table:style-name="ce3">
            <text:p>Sfinks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19-10-19T00:00:00" table:style-name="ce2">
            <text:p>19.10.2019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4]&gt;[.E4];1;0)" table:style-name="ce1">
            <text:p>0</text:p>
          </table:table-cell>
          <table:table-cell office:value-type="float" office:value="1" table:formula="of:=IF([.D4]&lt;[.E4];1;0)" table:style-name="ce1">
            <text:p>1</text:p>
          </table:table-cell>
          <table:table-cell table:number-columns-repeated="2" table:style-name="ce1"/>
          <table:table-cell office:value-type="float" office:value="102" table:style-name="ce7">
            <text:p>102</text:p>
          </table:table-cell>
          <table:table-cell office:value-type="float" office:value="8" table:style-name="ce12">
            <text:p>8</text:p>
          </table:table-cell>
          <table:table-cell office:value-type="float" office:value="7" table:style-name="ce13">
            <text:p>7</text:p>
          </table:table-cell>
          <table:table-cell office:value-type="float" office:value="1" table:formula="of:=IF([.K4]&gt;=[.L4];1;0)" table:style-name="ce1">
            <text:p>1</text:p>
          </table:table-cell>
          <table:table-cell office:value-type="string" table:style-name="ce3">
            <text:p>Licowo<text:s/></text:p>
          </table:table-cell>
          <table:table-cell office:value-type="string" table:style-name="ce3">
            <text:p>Zenit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19-10-19T00:00:00" table:style-name="ce2">
            <text:p>19.10.2019</text:p>
          </table:table-cell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5]&gt;[.E5];1;0)" table:style-name="ce1">
            <text:p>0</text:p>
          </table:table-cell>
          <table:table-cell office:value-type="float" office:value="1" table:formula="of:=IF([.D5]&lt;[.E5];1;0)" table:style-name="ce1">
            <text:p>1</text:p>
          </table:table-cell>
          <table:table-cell table:number-columns-repeated="2" table:style-name="ce1"/>
          <table:table-cell office:value-type="float" office:value="103" table:style-name="ce7">
            <text:p>103</text:p>
          </table:table-cell>
          <table:table-cell office:value-type="float" office:value="10" table:style-name="ce12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1" table:formula="of:=IF([.K5]&gt;=[.L5];1;0)" table:style-name="ce1">
            <text:p>1</text:p>
          </table:table-cell>
          <table:table-cell office:value-type="string" table:style-name="ce3">
            <text:p>Radelko</text:p>
          </table:table-cell>
          <table:table-cell office:value-type="string" table:style-name="ce3">
            <text:p>Victoria</text:p>
          </table:table-cell>
          <table:table-cell table:number-columns-repeated="1636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19-10-20T00:00:00" table:style-name="ce2">
            <text:p>20.10.2019</text:p>
          </table:table-cell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6]&gt;[.E6];1;0)" table:style-name="ce1">
            <text:p>0</text:p>
          </table:table-cell>
          <table:table-cell office:value-type="float" office:value="1" table:formula="of:=IF([.D6]&lt;[.E6];1;0)" table:style-name="ce1">
            <text:p>1</text:p>
          </table:table-cell>
          <table:table-cell table:number-columns-repeated="2" table:style-name="ce1"/>
          <table:table-cell office:value-type="float" office:value="104" table:style-name="ce7">
            <text:p>104</text:p>
          </table:table-cell>
          <table:table-cell office:value-type="float" office:value="10" table:style-name="ce12">
            <text:p>10</text:p>
          </table:table-cell>
          <table:table-cell office:value-type="float" office:value="8" table:style-name="ce13">
            <text:p>8</text:p>
          </table:table-cell>
          <table:table-cell office:value-type="float" office:value="1" table:formula="of:=IF([.K6]&gt;=[.L6];1;0)" table:style-name="ce1">
            <text:p>1</text:p>
          </table:table-cell>
          <table:table-cell office:value-type="string" table:style-name="ce3">
            <text:p>Kukurykow</text:p>
          </table:table-cell>
          <table:table-cell office:value-type="string" table:style-name="ce3">
            <text:p>Zjednoczeni</text:p>
          </table:table-cell>
          <table:table-cell table:number-columns-repeated="1636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19-10-20T00:00:00" table:style-name="ce2">
            <text:p>20.10.2019</text:p>
          </table:table-cell>
          <table:table-cell office:value-type="float" office:value="113" table:style-name="ce1">
            <text:p>11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7]&gt;[.E7];1;0)" table:style-name="ce1">
            <text:p>1</text:p>
          </table:table-cell>
          <table:table-cell office:value-type="float" office:value="0" table:formula="of:=IF([.D7]&lt;[.E7];1;0)" table:style-name="ce1">
            <text:p>0</text:p>
          </table:table-cell>
          <table:table-cell table:number-columns-repeated="2" table:style-name="ce1"/>
          <table:table-cell office:value-type="float" office:value="105" table:style-name="ce7">
            <text:p>105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3">
            <text:p>10</text:p>
          </table:table-cell>
          <table:table-cell office:value-type="float" office:value="0" table:formula="of:=IF([.K7]&gt;=[.L7];1;0)" table:style-name="ce1">
            <text:p>0</text:p>
          </table:table-cell>
          <table:table-cell office:value-type="string" table:style-name="ce3">
            <text:p>Sadelko</text:p>
          </table:table-cell>
          <table:table-cell office:value-type="string" table:style-name="ce3">
            <text:p>Gwardia</text:p>
          </table:table-cell>
          <table:table-cell table:number-columns-repeated="1636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date" office:date-value="2019-10-20T00:00:00" table:style-name="ce2">
            <text:p>20.10.2019</text:p>
          </table:table-cell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8]&gt;[.E8];1;0)" table:style-name="ce1">
            <text:p>0</text:p>
          </table:table-cell>
          <table:table-cell office:value-type="float" office:value="1" table:formula="of:=IF([.D8]&lt;[.E8];1;0)" table:style-name="ce1">
            <text:p>1</text:p>
          </table:table-cell>
          <table:table-cell table:number-columns-repeated="2" table:style-name="ce1"/>
          <table:table-cell office:value-type="float" office:value="106" table:style-name="ce7">
            <text:p>106</text:p>
          </table:table-cell>
          <table:table-cell office:value-type="float" office:value="9" table:style-name="ce12">
            <text:p>9</text:p>
          </table:table-cell>
          <table:table-cell office:value-type="float" office:value="5" table:style-name="ce13">
            <text:p>5</text:p>
          </table:table-cell>
          <table:table-cell office:value-type="float" office:value="1" table:formula="of:=IF([.K8]&gt;=[.L8];1;0)" table:style-name="ce1">
            <text:p>1</text:p>
          </table:table-cell>
          <table:table-cell office:value-type="string" table:style-name="ce3">
            <text:p>Orecin</text:p>
          </table:table-cell>
          <table:table-cell office:value-type="string" table:style-name="ce3">
            <text:p>Olimpia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date" office:date-value="2019-10-20T00:00:00" table:style-name="ce2">
            <text:p>20.10.2019</text:p>
          </table:table-cell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9]&gt;[.E9];1;0)" table:style-name="ce1">
            <text:p>1</text:p>
          </table:table-cell>
          <table:table-cell office:value-type="float" office:value="0" table:formula="of:=IF([.D9]&lt;[.E9];1;0)" table:style-name="ce1">
            <text:p>0</text:p>
          </table:table-cell>
          <table:table-cell table:number-columns-repeated="2" table:style-name="ce1"/>
          <table:table-cell office:value-type="float" office:value="107" table:style-name="ce7">
            <text:p>107</text:p>
          </table:table-cell>
          <table:table-cell office:value-type="float" office:value="4" table:style-name="ce12">
            <text:p>4</text:p>
          </table:table-cell>
          <table:table-cell office:value-type="float" office:value="10" table:style-name="ce13">
            <text:p>10</text:p>
          </table:table-cell>
          <table:table-cell office:value-type="float" office:value="0" table:formula="of:=IF([.K9]&gt;=[.L9];1;0)" table:style-name="ce1">
            <text:p>0</text:p>
          </table:table-cell>
          <table:table-cell office:value-type="string" table:style-name="ce3">
            <text:p>Barylkowo</text:p>
          </table:table-cell>
          <table:table-cell office:value-type="string" table:style-name="ce3">
            <text:p>Pitagor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date" office:date-value="2019-10-20T00:00:00" table:style-name="ce2">
            <text:p>20.10.2019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0]&gt;[.E10];1;0)" table:style-name="ce1">
            <text:p>1</text:p>
          </table:table-cell>
          <table:table-cell office:value-type="float" office:value="0" table:formula="of:=IF([.D10]&lt;[.E10];1;0)" table:style-name="ce1">
            <text:p>0</text:p>
          </table:table-cell>
          <table:table-cell table:number-columns-repeated="2" table:style-name="ce1"/>
          <table:table-cell office:value-type="float" office:value="108" table:style-name="ce7">
            <text:p>108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3">
            <text:p>11</text:p>
          </table:table-cell>
          <table:table-cell office:value-type="float" office:value="0" table:formula="of:=IF([.K10]&gt;=[.L10];1;0)" table:style-name="ce1">
            <text:p>0</text:p>
          </table:table-cell>
          <table:table-cell office:value-type="string" table:style-name="ce3">
            <text:p>Kukurykow</text:p>
          </table:table-cell>
          <table:table-cell office:value-type="string" table:style-name="ce3">
            <text:p>Erytra</text:p>
          </table:table-cell>
          <table:table-cell table:number-columns-repeated="1636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date" office:date-value="2019-10-24T00:00:00" table:style-name="ce2">
            <text:p>24.10.2019</text:p>
          </table:table-cell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1]&gt;[.E11];1;0)" table:style-name="ce1">
            <text:p>1</text:p>
          </table:table-cell>
          <table:table-cell office:value-type="float" office:value="0" table:formula="of:=IF([.D11]&lt;[.E11];1;0)" table:style-name="ce1">
            <text:p>0</text:p>
          </table:table-cell>
          <table:table-cell table:number-columns-repeated="2" table:style-name="ce1"/>
          <table:table-cell office:value-type="float" office:value="109" table:style-name="ce7">
            <text:p>109</text:p>
          </table:table-cell>
          <table:table-cell office:value-type="float" office:value="11" table:style-name="ce12">
            <text:p>11</text:p>
          </table:table-cell>
          <table:table-cell office:value-type="float" office:value="9" table:style-name="ce13">
            <text:p>9</text:p>
          </table:table-cell>
          <table:table-cell office:value-type="float" office:value="1" table:formula="of:=IF([.K11]&gt;=[.L11];1;0)" table:style-name="ce1">
            <text:p>1</text:p>
          </table:table-cell>
          <table:table-cell office:value-type="string" table:style-name="ce3">
            <text:p>Wiralow</text:p>
          </table:table-cell>
          <table:table-cell office:value-type="string" table:style-name="ce3">
            <text:p>Stolar</text:p>
          </table:table-cell>
          <table:table-cell table:number-columns-repeated="1636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date" office:date-value="2019-10-24T00:00:00" table:style-name="ce2">
            <text:p>24.10.2019</text:p>
          </table:table-cell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2]&gt;[.E12];1;0)" table:style-name="ce1">
            <text:p>0</text:p>
          </table:table-cell>
          <table:table-cell office:value-type="float" office:value="1" table:formula="of:=IF([.D12]&lt;[.E12];1;0)" table:style-name="ce1">
            <text:p>1</text:p>
          </table:table-cell>
          <table:table-cell table:number-columns-repeated="2" table:style-name="ce1"/>
          <table:table-cell office:value-type="float" office:value="110" table:style-name="ce7">
            <text:p>110</text:p>
          </table:table-cell>
          <table:table-cell office:value-type="float" office:value="10" table:style-name="ce12">
            <text:p>10</text:p>
          </table:table-cell>
          <table:table-cell office:value-type="float" office:value="3" table:style-name="ce13">
            <text:p>3</text:p>
          </table:table-cell>
          <table:table-cell office:value-type="float" office:value="1" table:formula="of:=IF([.K12]&gt;=[.L12];1;0)" table:style-name="ce1">
            <text:p>1</text:p>
          </table:table-cell>
          <table:table-cell office:value-type="string" table:style-name="ce3">
            <text:p>Rezkow</text:p>
          </table:table-cell>
          <table:table-cell office:value-type="string" table:style-name="ce3">
            <text:p>Astecja</text:p>
          </table:table-cell>
          <table:table-cell table:number-columns-repeated="1636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date" office:date-value="2019-10-24T00:00:00" table:style-name="ce2">
            <text:p>24.10.2019</text:p>
          </table:table-cell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3]&gt;[.E13];1;0)" table:style-name="ce1">
            <text:p>1</text:p>
          </table:table-cell>
          <table:table-cell office:value-type="float" office:value="0" table:formula="of:=IF([.D13]&lt;[.E13];1;0)" table:style-name="ce1">
            <text:p>0</text:p>
          </table:table-cell>
          <table:table-cell table:number-columns-repeated="2" table:style-name="ce1"/>
          <table:table-cell office:value-type="float" office:value="111" table:style-name="ce7">
            <text:p>111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" table:formula="of:=IF([.K13]&gt;=[.L13];1;0)" table:style-name="ce1">
            <text:p>1</text:p>
          </table:table-cell>
          <table:table-cell office:value-type="string" table:style-name="ce3">
            <text:p>Preziowo</text:p>
          </table:table-cell>
          <table:table-cell office:value-type="string" table:style-name="ce3">
            <text:p>Bradownia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date" office:date-value="2019-10-24T00:00:00" table:style-name="ce2">
            <text:p>24.10.2019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4]&gt;[.E14];1;0)" table:style-name="ce1">
            <text:p>0</text:p>
          </table:table-cell>
          <table:table-cell office:value-type="float" office:value="1" table:formula="of:=IF([.D14]&lt;[.E14];1;0)" table:style-name="ce1">
            <text:p>1</text:p>
          </table:table-cell>
          <table:table-cell table:number-columns-repeated="2" table:style-name="ce1"/>
          <table:table-cell office:value-type="float" office:value="112" table:style-name="ce7">
            <text:p>112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3">
            <text:p>9</text:p>
          </table:table-cell>
          <table:table-cell office:value-type="float" office:value="0" table:formula="of:=IF([.K14]&gt;=[.L14];1;0)" table:style-name="ce1">
            <text:p>0</text:p>
          </table:table-cell>
          <table:table-cell office:value-type="string" table:style-name="ce3">
            <text:p>Kielkowo</text:p>
          </table:table-cell>
          <table:table-cell office:value-type="string" table:style-name="ce3">
            <text:p>Librac</text:p>
          </table:table-cell>
          <table:table-cell table:number-columns-repeated="1636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date" office:date-value="2019-10-24T00:00:00" table:style-name="ce2">
            <text:p>24.10.2019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5]&gt;[.E15];1;0)" table:style-name="ce1">
            <text:p>0</text:p>
          </table:table-cell>
          <table:table-cell office:value-type="float" office:value="1" table:formula="of:=IF([.D15]&lt;[.E15];1;0)" table:style-name="ce1">
            <text:p>1</text:p>
          </table:table-cell>
          <table:table-cell table:number-columns-repeated="2" table:style-name="ce1"/>
          <table:table-cell office:value-type="float" office:value="113" table:style-name="ce7">
            <text:p>113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" table:formula="of:=IF([.K15]&gt;=[.L15];1;0)" table:style-name="ce1">
            <text:p>1</text:p>
          </table:table-cell>
          <table:table-cell office:value-type="string" table:style-name="ce3">
            <text:p>Lewkowo</text:p>
          </table:table-cell>
          <table:table-cell office:value-type="string" table:style-name="ce3">
            <text:p>Spirca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date" office:date-value="2019-10-24T00:00:00" table:style-name="ce2">
            <text:p>24.10.2019</text:p>
          </table:table-cell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6]&gt;[.E16];1;0)" table:style-name="ce1">
            <text:p>0</text:p>
          </table:table-cell>
          <table:table-cell office:value-type="float" office:value="1" table:formula="of:=IF([.D16]&lt;[.E16];1;0)" table:style-name="ce1">
            <text:p>1</text:p>
          </table:table-cell>
          <table:table-cell table:number-columns-repeated="2" table:style-name="ce1"/>
          <table:table-cell office:value-type="float" office:value="114" table:style-name="ce7">
            <text:p>114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" table:formula="of:=IF([.K16]&gt;=[.L16];1;0)" table:style-name="ce1">
            <text:p>1</text:p>
          </table:table-cell>
          <table:table-cell office:value-type="string" table:style-name="ce3">
            <text:p>Szymbark</text:p>
          </table:table-cell>
          <table:table-cell office:value-type="string" table:style-name="ce3">
            <text:p>Huraganer</text:p>
          </table:table-cell>
          <table:table-cell table:number-columns-repeated="1636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date" office:date-value="2019-10-27T00:00:00" table:style-name="ce2">
            <text:p>27.10.2019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7]&gt;[.E17];1;0)" table:style-name="ce1">
            <text:p>1</text:p>
          </table:table-cell>
          <table:table-cell office:value-type="float" office:value="0" table:formula="of:=IF([.D17]&lt;[.E17];1;0)" table:style-name="ce1">
            <text:p>0</text:p>
          </table:table-cell>
          <table:table-cell table:number-columns-repeated="2" table:style-name="ce1"/>
          <table:table-cell office:value-type="float" office:value="115" table:style-name="ce7">
            <text:p>115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3">
            <text:p>11</text:p>
          </table:table-cell>
          <table:table-cell office:value-type="float" office:value="0" table:formula="of:=IF([.K17]&gt;=[.L17];1;0)" table:style-name="ce1">
            <text:p>0</text:p>
          </table:table-cell>
          <table:table-cell office:value-type="string" table:style-name="ce3">
            <text:p>Wiralow</text:p>
          </table:table-cell>
          <table:table-cell office:value-type="string" table:style-name="ce3">
            <text:p>Warna</text:p>
          </table:table-cell>
          <table:table-cell table:number-columns-repeated="1636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date" office:date-value="2019-11-01T00:00:00" table:style-name="ce2">
            <text:p>01.11.2019</text:p>
          </table:table-cell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8]&gt;[.E18];1;0)" table:style-name="ce1">
            <text:p>1</text:p>
          </table:table-cell>
          <table:table-cell office:value-type="float" office:value="0" table:formula="of:=IF([.D18]&lt;[.E18];1;0)" table:style-name="ce1">
            <text:p>0</text:p>
          </table:table-cell>
          <table:table-cell table:number-columns-repeated="2" table:style-name="ce1"/>
          <table:table-cell office:value-type="float" office:value="116" table:style-name="ce7">
            <text:p>116</text:p>
          </table:table-cell>
          <table:table-cell office:value-type="float" office:value="9" table:style-name="ce12">
            <text:p>9</text:p>
          </table:table-cell>
          <table:table-cell office:value-type="float" office:value="12" table:style-name="ce13">
            <text:p>12</text:p>
          </table:table-cell>
          <table:table-cell office:value-type="float" office:value="0" table:formula="of:=IF([.K18]&gt;=[.L18];1;0)" table:style-name="ce1">
            <text:p>0</text:p>
          </table:table-cell>
          <table:table-cell office:value-type="string" table:style-name="ce3">
            <text:p>Bialowo</text:p>
          </table:table-cell>
          <table:table-cell office:value-type="string" table:style-name="ce3">
            <text:p>Malta</text:p>
          </table:table-cell>
          <table:table-cell table:number-columns-repeated="1636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date" office:date-value="2019-11-01T00:00:00" table:style-name="ce2">
            <text:p>01.11.2019</text:p>
          </table:table-cell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9]&gt;[.E19];1;0)" table:style-name="ce1">
            <text:p>0</text:p>
          </table:table-cell>
          <table:table-cell office:value-type="float" office:value="1" table:formula="of:=IF([.D19]&lt;[.E19];1;0)" table:style-name="ce1">
            <text:p>1</text:p>
          </table:table-cell>
          <table:table-cell table:number-columns-repeated="2" table:style-name="ce1"/>
          <table:table-cell office:value-type="float" office:value="117" table:style-name="ce7">
            <text:p>117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3">
            <text:p>10</text:p>
          </table:table-cell>
          <table:table-cell office:value-type="float" office:value="0" table:formula="of:=IF([.K19]&gt;=[.L19];1;0)" table:style-name="ce1">
            <text:p>0</text:p>
          </table:table-cell>
          <table:table-cell office:value-type="string" table:style-name="ce3">
            <text:p>Koszalkowo</text:p>
          </table:table-cell>
          <table:table-cell office:value-type="string" table:style-name="ce3">
            <text:p>Sitarka</text:p>
          </table:table-cell>
          <table:table-cell table:number-columns-repeated="1636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date" office:date-value="2019-11-01T00:00:00" table:style-name="ce2">
            <text:p>01.11.2019</text:p>
          </table:table-cell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0]&gt;[.E20];1;0)" table:style-name="ce1">
            <text:p>0</text:p>
          </table:table-cell>
          <table:table-cell office:value-type="float" office:value="1" table:formula="of:=IF([.D20]&lt;[.E20];1;0)" table:style-name="ce1">
            <text:p>1</text:p>
          </table:table-cell>
          <table:table-cell table:number-columns-repeated="2" table:style-name="ce1"/>
          <table:table-cell office:value-type="float" office:value="118" table:style-name="ce7">
            <text:p>118</text:p>
          </table:table-cell>
          <table:table-cell office:value-type="float" office:value="7" table:style-name="ce12">
            <text:p>7</text:p>
          </table:table-cell>
          <table:table-cell office:value-type="float" office:value="5" table:style-name="ce13">
            <text:p>5</text:p>
          </table:table-cell>
          <table:table-cell office:value-type="float" office:value="1" table:formula="of:=IF([.K20]&gt;=[.L20];1;0)" table:style-name="ce1">
            <text:p>1</text:p>
          </table:table-cell>
          <table:table-cell office:value-type="string" table:style-name="ce3">
            <text:p>Preziowo</text:p>
          </table:table-cell>
          <table:table-cell office:value-type="string" table:style-name="ce3">
            <text:p>Waleczni</text:p>
          </table:table-cell>
          <table:table-cell table:number-columns-repeated="1636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date" office:date-value="2019-11-01T00:00:00" table:style-name="ce2">
            <text:p>01.11.2019</text:p>
          </table:table-cell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1]&gt;[.E21];1;0)" table:style-name="ce1">
            <text:p>1</text:p>
          </table:table-cell>
          <table:table-cell office:value-type="float" office:value="0" table:formula="of:=IF([.D21]&lt;[.E21];1;0)" table:style-name="ce1">
            <text:p>0</text:p>
          </table:table-cell>
          <table:table-cell table:number-columns-repeated="2" table:style-name="ce1"/>
          <table:table-cell office:value-type="float" office:value="119" table:style-name="ce7">
            <text:p>119</text:p>
          </table:table-cell>
          <table:table-cell office:value-type="float" office:value="7" table:style-name="ce12">
            <text:p>7</text:p>
          </table:table-cell>
          <table:table-cell office:value-type="float" office:value="11" table:style-name="ce13">
            <text:p>11</text:p>
          </table:table-cell>
          <table:table-cell office:value-type="float" office:value="0" table:formula="of:=IF([.K21]&gt;=[.L21];1;0)" table:style-name="ce1">
            <text:p>0</text:p>
          </table:table-cell>
          <table:table-cell office:value-type="string" table:style-name="ce3">
            <text:p>Gorkowo</text:p>
          </table:table-cell>
          <table:table-cell office:value-type="string" table:style-name="ce3">
            <text:p>Dynamo</text:p>
          </table:table-cell>
          <table:table-cell table:number-columns-repeated="1636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date" office:date-value="2019-11-01T00:00:00" table:style-name="ce2">
            <text:p>01.11.2019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2]&gt;[.E22];1;0)" table:style-name="ce1">
            <text:p>1</text:p>
          </table:table-cell>
          <table:table-cell office:value-type="float" office:value="0" table:formula="of:=IF([.D22]&lt;[.E22];1;0)" table:style-name="ce1">
            <text:p>0</text:p>
          </table:table-cell>
          <table:table-cell table:number-columns-repeated="2" table:style-name="ce1"/>
          <table:table-cell office:value-type="float" office:value="120" table:style-name="ce7">
            <text:p>120</text:p>
          </table:table-cell>
          <table:table-cell office:value-type="float" office:value="8" table:style-name="ce12">
            <text:p>8</text:p>
          </table:table-cell>
          <table:table-cell office:value-type="float" office:value="5" table:style-name="ce13">
            <text:p>5</text:p>
          </table:table-cell>
          <table:table-cell office:value-type="float" office:value="1" table:formula="of:=IF([.K22]&gt;=[.L22];1;0)" table:style-name="ce1">
            <text:p>1</text:p>
          </table:table-cell>
          <table:table-cell office:value-type="string" table:style-name="ce3">
            <text:p>Warkowo</text:p>
          </table:table-cell>
          <table:table-cell office:value-type="string" table:style-name="ce3">
            <text:p>Libero</text:p>
          </table:table-cell>
          <table:table-cell table:number-columns-repeated="1636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date" office:date-value="2019-11-01T00:00:00" table:style-name="ce2">
            <text:p>01.11.2019</text:p>
          </table:table-cell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3]&gt;[.E23];1;0)" table:style-name="ce1">
            <text:p>1</text:p>
          </table:table-cell>
          <table:table-cell office:value-type="float" office:value="0" table:formula="of:=IF([.D23]&lt;[.E23];1;0)" table:style-name="ce1">
            <text:p>0</text:p>
          </table:table-cell>
          <table:table-cell table:number-columns-repeated="2" table:style-name="ce1"/>
          <table:table-cell office:value-type="string" table:style-name="ce8">
            <text:p>Suma końcowa</text:p>
          </table:table-cell>
          <table:table-cell office:value-type="float" office:value="163" table:style-name="ce14">
            <text:p>163</text:p>
          </table:table-cell>
          <table:table-cell office:value-type="float" office:value="161" table:style-name="ce15">
            <text:p>161</text:p>
          </table:table-cell>
          <table:table-cell office:value-type="float" office:value="1" table:formula="of:=IF([.K23]&gt;=[.L23];1;0)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date" office:date-value="2019-11-01T00:00:00" table:style-name="ce2">
            <text:p>01.11.2019</text:p>
          </table:table-cell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4]&gt;[.E24];1;0)" table:style-name="ce1">
            <text:p>0</text:p>
          </table:table-cell>
          <table:table-cell office:value-type="float" office:value="1" table:formula="of:=IF([.D24]&lt;[.E24];1;0)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date" office:date-value="2019-11-04T00:00:00" table:style-name="ce2">
            <text:p>04.11.2019</text:p>
          </table:table-cell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5]&gt;[.E25];1;0)" table:style-name="ce1">
            <text:p>0</text:p>
          </table:table-cell>
          <table:table-cell office:value-type="float" office:value="1" table:formula="of:=IF([.D25]&lt;[.E25];1;0)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19-11-04T00:00:00" table:style-name="ce2">
            <text:p>04.11.2019</text:p>
          </table:table-cell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6]&gt;[.E26];1;0)" table:style-name="ce1">
            <text:p>1</text:p>
          </table:table-cell>
          <table:table-cell office:value-type="float" office:value="0" table:formula="of:=IF([.D26]&lt;[.E26];1;0)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date" office:date-value="2019-11-04T00:00:00" table:style-name="ce2">
            <text:p>04.11.2019</text:p>
          </table:table-cell>
          <table:table-cell office:value-type="float" office:value="104" table:style-name="ce1">
            <text:p>10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7]&gt;[.E27];1;0)" table:style-name="ce1">
            <text:p>0</text:p>
          </table:table-cell>
          <table:table-cell office:value-type="float" office:value="1" table:formula="of:=IF([.D27]&lt;[.E27];1;0)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date" office:date-value="2019-11-04T00:00:00" table:style-name="ce2">
            <text:p>04.11.2019</text:p>
          </table:table-cell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28]&gt;[.E28];1;0)" table:style-name="ce1">
            <text:p>1</text:p>
          </table:table-cell>
          <table:table-cell office:value-type="float" office:value="0" table:formula="of:=IF([.D28]&lt;[.E28];1;0)" table:style-name="ce1">
            <text:p>0</text:p>
          </table:table-cell>
          <table:table-cell table:number-columns-repeated="2" table:style-name="ce1"/>
          <table:table-cell office:value-type="string" table:style-name="ce1">
            <text:p>Id_klubu</text:p>
          </table:table-cell>
          <table:table-cell office:value-type="string" table:style-name="ce1">
            <text:p>Liczba wygranych</text:p>
          </table:table-cell>
          <table:table-cell office:value-type="string" table:style-name="ce1">
            <text:p>Liczba przegranych</text:p>
          </table:table-cell>
          <table:table-cell office:value-type="string" table:style-name="ce1">
            <text:p>Czy &gt;=</text:p>
          </table:table-cell>
          <table:table-cell office:value-type="string" table:style-name="ce1">
            <text:p>Miasto</text:p>
          </table:table-cell>
          <table:table-cell office:value-type="string" table:style-name="ce1">
            <text:p>Nazwa</text:p>
          </table:table-cell>
          <table:table-cell table:number-columns-repeated="1636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date" office:date-value="2019-11-06T00:00:00" table:style-name="ce2">
            <text:p>06.11.2019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9]&gt;[.E29];1;0)" table:style-name="ce1">
            <text:p>1</text:p>
          </table:table-cell>
          <table:table-cell office:value-type="float" office:value="0" table:formula="of:=IF([.D29]&lt;[.E29];1;0)" table:style-name="ce1">
            <text:p>0</text:p>
          </table:table-cell>
          <table:table-cell table:number-columns-repeated="2" table:style-name="ce1"/>
          <table:table-cell office:value-type="float" office:value="101" table:style-name="ce6">
            <text:p>101</text:p>
          </table:table-cell>
          <table:table-cell office:value-type="float" office:value="9" table:style-name="ce10">
            <text:p>9</text:p>
          </table:table-cell>
          <table:table-cell office:value-type="float" office:value="7" table:style-name="ce11">
            <text:p>7</text:p>
          </table:table-cell>
          <table:table-cell office:value-type="float" office:value="1" table:formula="of:=IF([.K29]&gt;=[.L29];1;0)" table:style-name="ce1">
            <text:p>1</text:p>
          </table:table-cell>
          <table:table-cell office:value-type="string" table:style-name="ce3">
            <text:p>Szymbark</text:p>
          </table:table-cell>
          <table:table-cell office:value-type="string" table:style-name="ce3">
            <text:p>Sfinks</text:p>
          </table:table-cell>
          <table:table-cell table:number-columns-repeated="1636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date" office:date-value="2019-11-06T00:00:00" table:style-name="ce2">
            <text:p>06.11.2019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30]&gt;[.E30];1;0)" table:style-name="ce1">
            <text:p>1</text:p>
          </table:table-cell>
          <table:table-cell office:value-type="float" office:value="0" table:formula="of:=IF([.D30]&lt;[.E30];1;0)" table:style-name="ce1">
            <text:p>0</text:p>
          </table:table-cell>
          <table:table-cell table:number-columns-repeated="2" table:style-name="ce1"/>
          <table:table-cell office:value-type="float" office:value="102" table:style-name="ce7">
            <text:p>102</text:p>
          </table:table-cell>
          <table:table-cell office:value-type="float" office:value="8" table:style-name="ce12">
            <text:p>8</text:p>
          </table:table-cell>
          <table:table-cell office:value-type="float" office:value="7" table:style-name="ce13">
            <text:p>7</text:p>
          </table:table-cell>
          <table:table-cell office:value-type="float" office:value="1" table:formula="of:=IF([.K30]&gt;=[.L30];1;0)" table:style-name="ce1">
            <text:p>1</text:p>
          </table:table-cell>
          <table:table-cell office:value-type="string" table:style-name="ce3">
            <text:p>Licowo<text:s/></text:p>
          </table:table-cell>
          <table:table-cell office:value-type="string" table:style-name="ce3">
            <text:p>Zenit</text:p>
          </table:table-cell>
          <table:table-cell table:number-columns-repeated="1636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date" office:date-value="2019-11-06T00:00:00" table:style-name="ce2">
            <text:p>06.11.2019</text:p>
          </table:table-cell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1]&gt;[.E31];1;0)" table:style-name="ce1">
            <text:p>0</text:p>
          </table:table-cell>
          <table:table-cell office:value-type="float" office:value="1" table:formula="of:=IF([.D31]&lt;[.E31];1;0)" table:style-name="ce1">
            <text:p>1</text:p>
          </table:table-cell>
          <table:table-cell table:number-columns-repeated="2" table:style-name="ce1"/>
          <table:table-cell office:value-type="float" office:value="103" table:style-name="ce7">
            <text:p>103</text:p>
          </table:table-cell>
          <table:table-cell office:value-type="float" office:value="10" table:style-name="ce12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1" table:formula="of:=IF([.K31]&gt;=[.L31];1;0)" table:style-name="ce1">
            <text:p>1</text:p>
          </table:table-cell>
          <table:table-cell office:value-type="string" table:style-name="ce3">
            <text:p>Radelko</text:p>
          </table:table-cell>
          <table:table-cell office:value-type="string" table:style-name="ce3">
            <text:p>Victoria</text:p>
          </table:table-cell>
          <table:table-cell table:number-columns-repeated="1636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date" office:date-value="2019-11-06T00:00:00" table:style-name="ce2">
            <text:p>06.11.2019</text:p>
          </table:table-cell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2]&gt;[.E32];1;0)" table:style-name="ce1">
            <text:p>0</text:p>
          </table:table-cell>
          <table:table-cell office:value-type="float" office:value="1" table:formula="of:=IF([.D32]&lt;[.E32];1;0)" table:style-name="ce1">
            <text:p>1</text:p>
          </table:table-cell>
          <table:table-cell table:number-columns-repeated="2" table:style-name="ce1"/>
          <table:table-cell office:value-type="float" office:value="104" table:style-name="ce7">
            <text:p>104</text:p>
          </table:table-cell>
          <table:table-cell office:value-type="float" office:value="10" table:style-name="ce12">
            <text:p>10</text:p>
          </table:table-cell>
          <table:table-cell office:value-type="float" office:value="8" table:style-name="ce13">
            <text:p>8</text:p>
          </table:table-cell>
          <table:table-cell office:value-type="float" office:value="1" table:formula="of:=IF([.K32]&gt;=[.L32];1;0)" table:style-name="ce1">
            <text:p>1</text:p>
          </table:table-cell>
          <table:table-cell office:value-type="string" table:style-name="ce3">
            <text:p>Kukurykow</text:p>
          </table:table-cell>
          <table:table-cell office:value-type="string" table:style-name="ce3">
            <text:p>Zjednoczeni</text:p>
          </table:table-cell>
          <table:table-cell table:number-columns-repeated="1636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date" office:date-value="2019-11-06T00:00:00" table:style-name="ce2">
            <text:p>06.11.2019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3]&gt;[.E33];1;0)" table:style-name="ce1">
            <text:p>0</text:p>
          </table:table-cell>
          <table:table-cell office:value-type="float" office:value="1" table:formula="of:=IF([.D33]&lt;[.E33];1;0)" table:style-name="ce1">
            <text:p>1</text:p>
          </table:table-cell>
          <table:table-cell table:number-columns-repeated="2" table:style-name="ce1"/>
          <table:table-cell office:value-type="float" office:value="106" table:style-name="ce7">
            <text:p>106</text:p>
          </table:table-cell>
          <table:table-cell office:value-type="float" office:value="9" table:style-name="ce12">
            <text:p>9</text:p>
          </table:table-cell>
          <table:table-cell office:value-type="float" office:value="5" table:style-name="ce13">
            <text:p>5</text:p>
          </table:table-cell>
          <table:table-cell office:value-type="float" office:value="1" table:formula="of:=IF([.K33]&gt;=[.L33];1;0)" table:style-name="ce1">
            <text:p>1</text:p>
          </table:table-cell>
          <table:table-cell office:value-type="string" table:style-name="ce3">
            <text:p>Orecin</text:p>
          </table:table-cell>
          <table:table-cell office:value-type="string" table:style-name="ce3">
            <text:p>Olimpia</text:p>
          </table:table-cell>
          <table:table-cell table:number-columns-repeated="1636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date" office:date-value="2019-11-11T00:00:00" table:style-name="ce2">
            <text:p>11.11.2019</text:p>
          </table:table-cell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4]&gt;[.E34];1;0)" table:style-name="ce1">
            <text:p>0</text:p>
          </table:table-cell>
          <table:table-cell office:value-type="float" office:value="1" table:formula="of:=IF([.D34]&lt;[.E34];1;0)" table:style-name="ce1">
            <text:p>1</text:p>
          </table:table-cell>
          <table:table-cell table:number-columns-repeated="2" table:style-name="ce1"/>
          <table:table-cell office:value-type="float" office:value="109" table:style-name="ce7">
            <text:p>109</text:p>
          </table:table-cell>
          <table:table-cell office:value-type="float" office:value="11" table:style-name="ce12">
            <text:p>11</text:p>
          </table:table-cell>
          <table:table-cell office:value-type="float" office:value="9" table:style-name="ce13">
            <text:p>9</text:p>
          </table:table-cell>
          <table:table-cell office:value-type="float" office:value="1" table:formula="of:=IF([.K34]&gt;=[.L34];1;0)" table:style-name="ce1">
            <text:p>1</text:p>
          </table:table-cell>
          <table:table-cell office:value-type="string" table:style-name="ce3">
            <text:p>Wiralow</text:p>
          </table:table-cell>
          <table:table-cell office:value-type="string" table:style-name="ce3">
            <text:p>Stolar</text:p>
          </table:table-cell>
          <table:table-cell table:number-columns-repeated="1636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date" office:date-value="2019-11-12T00:00:00" table:style-name="ce2">
            <text:p>12.11.2019</text:p>
          </table:table-cell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35]&gt;[.E35];1;0)" table:style-name="ce1">
            <text:p>1</text:p>
          </table:table-cell>
          <table:table-cell office:value-type="float" office:value="0" table:formula="of:=IF([.D35]&lt;[.E35];1;0)" table:style-name="ce1">
            <text:p>0</text:p>
          </table:table-cell>
          <table:table-cell table:number-columns-repeated="2" table:style-name="ce1"/>
          <table:table-cell office:value-type="float" office:value="110" table:style-name="ce7">
            <text:p>110</text:p>
          </table:table-cell>
          <table:table-cell office:value-type="float" office:value="10" table:style-name="ce12">
            <text:p>10</text:p>
          </table:table-cell>
          <table:table-cell office:value-type="float" office:value="3" table:style-name="ce13">
            <text:p>3</text:p>
          </table:table-cell>
          <table:table-cell office:value-type="float" office:value="1" table:formula="of:=IF([.K35]&gt;=[.L35];1;0)" table:style-name="ce1">
            <text:p>1</text:p>
          </table:table-cell>
          <table:table-cell office:value-type="string" table:style-name="ce3">
            <text:p>Rezkow</text:p>
          </table:table-cell>
          <table:table-cell office:value-type="string" table:style-name="ce3">
            <text:p>Astecja</text:p>
          </table:table-cell>
          <table:table-cell table:number-columns-repeated="1636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11-12T00:00:00" table:style-name="ce2">
            <text:p>12.11.2019</text:p>
          </table:table-cell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6]&gt;[.E36];1;0)" table:style-name="ce1">
            <text:p>0</text:p>
          </table:table-cell>
          <table:table-cell office:value-type="float" office:value="1" table:formula="of:=IF([.D36]&lt;[.E36];1;0)" table:style-name="ce1">
            <text:p>1</text:p>
          </table:table-cell>
          <table:table-cell table:number-columns-repeated="2" table:style-name="ce1"/>
          <table:table-cell office:value-type="float" office:value="111" table:style-name="ce7">
            <text:p>111</text:p>
          </table:table-cell>
          <table:table-cell office:value-type="float" office:value="9" table:style-name="ce12">
            <text:p>9</text:p>
          </table:table-cell>
          <table:table-cell office:value-type="float" office:value="9" table:style-name="ce13">
            <text:p>9</text:p>
          </table:table-cell>
          <table:table-cell office:value-type="float" office:value="1" table:formula="of:=IF([.K36]&gt;=[.L36];1;0)" table:style-name="ce1">
            <text:p>1</text:p>
          </table:table-cell>
          <table:table-cell office:value-type="string" table:style-name="ce3">
            <text:p>Preziowo</text:p>
          </table:table-cell>
          <table:table-cell office:value-type="string" table:style-name="ce3">
            <text:p>Bradownia</text:p>
          </table:table-cell>
          <table:table-cell table:number-columns-repeated="1636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date" office:date-value="2019-11-12T00:00:00" table:style-name="ce2">
            <text:p>12.11.2019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37]&gt;[.E37];1;0)" table:style-name="ce1">
            <text:p>1</text:p>
          </table:table-cell>
          <table:table-cell office:value-type="float" office:value="0" table:formula="of:=IF([.D37]&lt;[.E37];1;0)" table:style-name="ce1">
            <text:p>0</text:p>
          </table:table-cell>
          <table:table-cell table:number-columns-repeated="2" table:style-name="ce1"/>
          <table:table-cell office:value-type="float" office:value="113" table:style-name="ce7">
            <text:p>113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" table:formula="of:=IF([.K37]&gt;=[.L37];1;0)" table:style-name="ce1">
            <text:p>1</text:p>
          </table:table-cell>
          <table:table-cell office:value-type="string" table:style-name="ce3">
            <text:p>Lewkowo</text:p>
          </table:table-cell>
          <table:table-cell office:value-type="string" table:style-name="ce3">
            <text:p>Spirca</text:p>
          </table:table-cell>
          <table:table-cell table:number-columns-repeated="1636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date" office:date-value="2019-11-15T00:00:00" table:style-name="ce2">
            <text:p>15.11.2019</text:p>
          </table:table-cell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8]&gt;[.E38];1;0)" table:style-name="ce1">
            <text:p>0</text:p>
          </table:table-cell>
          <table:table-cell office:value-type="float" office:value="1" table:formula="of:=IF([.D38]&lt;[.E38];1;0)" table:style-name="ce1">
            <text:p>1</text:p>
          </table:table-cell>
          <table:table-cell table:number-columns-repeated="2" table:style-name="ce1"/>
          <table:table-cell office:value-type="float" office:value="114" table:style-name="ce7">
            <text:p>114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" table:formula="of:=IF([.K38]&gt;=[.L38];1;0)" table:style-name="ce1">
            <text:p>1</text:p>
          </table:table-cell>
          <table:table-cell office:value-type="string" table:style-name="ce3">
            <text:p>Szymbark</text:p>
          </table:table-cell>
          <table:table-cell office:value-type="string" table:style-name="ce3">
            <text:p>Huraganer</text:p>
          </table:table-cell>
          <table:table-cell table:number-columns-repeated="1636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date" office:date-value="2019-11-15T00:00:00" table:style-name="ce2">
            <text:p>15.11.2019</text:p>
          </table:table-cell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9]&gt;[.E39];1;0)" table:style-name="ce1">
            <text:p>0</text:p>
          </table:table-cell>
          <table:table-cell office:value-type="float" office:value="1" table:formula="of:=IF([.D39]&lt;[.E39];1;0)" table:style-name="ce1">
            <text:p>1</text:p>
          </table:table-cell>
          <table:table-cell table:number-columns-repeated="2" table:style-name="ce1"/>
          <table:table-cell office:value-type="float" office:value="118" table:style-name="ce7">
            <text:p>118</text:p>
          </table:table-cell>
          <table:table-cell office:value-type="float" office:value="7" table:style-name="ce12">
            <text:p>7</text:p>
          </table:table-cell>
          <table:table-cell office:value-type="float" office:value="5" table:style-name="ce13">
            <text:p>5</text:p>
          </table:table-cell>
          <table:table-cell office:value-type="float" office:value="1" table:formula="of:=IF([.K39]&gt;=[.L39];1;0)" table:style-name="ce1">
            <text:p>1</text:p>
          </table:table-cell>
          <table:table-cell office:value-type="string" table:style-name="ce3">
            <text:p>Preziowo</text:p>
          </table:table-cell>
          <table:table-cell office:value-type="string" table:style-name="ce3">
            <text:p>Waleczni</text:p>
          </table:table-cell>
          <table:table-cell table:number-columns-repeated="1636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date" office:date-value="2019-11-15T00:00:00" table:style-name="ce2">
            <text:p>15.11.2019</text:p>
          </table:table-cell>
          <table:table-cell office:value-type="float" office:value="117" table:style-name="ce1">
            <text:p>11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40]&gt;[.E40];1;0)" table:style-name="ce1">
            <text:p>1</text:p>
          </table:table-cell>
          <table:table-cell office:value-type="float" office:value="0" table:formula="of:=IF([.D40]&lt;[.E40];1;0)" table:style-name="ce1">
            <text:p>0</text:p>
          </table:table-cell>
          <table:table-cell table:number-columns-repeated="2" table:style-name="ce1"/>
          <table:table-cell office:value-type="float" office:value="120" table:style-name="ce7">
            <text:p>120</text:p>
          </table:table-cell>
          <table:table-cell office:value-type="float" office:value="8" table:style-name="ce12">
            <text:p>8</text:p>
          </table:table-cell>
          <table:table-cell office:value-type="float" office:value="5" table:style-name="ce13">
            <text:p>5</text:p>
          </table:table-cell>
          <table:table-cell office:value-type="float" office:value="1" table:formula="of:=IF([.K40]&gt;=[.L40];1;0)" table:style-name="ce1">
            <text:p>1</text:p>
          </table:table-cell>
          <table:table-cell office:value-type="string" table:style-name="ce3">
            <text:p>Warkowo</text:p>
          </table:table-cell>
          <table:table-cell office:value-type="string" table:style-name="ce3">
            <text:p>Libero</text:p>
          </table:table-cell>
          <table:table-cell table:number-columns-repeated="1636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date" office:date-value="2019-11-18T00:00:00" table:style-name="ce2">
            <text:p>18.11.2019</text:p>
          </table:table-cell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41]&gt;[.E41];1;0)" table:style-name="ce1">
            <text:p>0</text:p>
          </table:table-cell>
          <table:table-cell office:value-type="float" office:value="1" table:formula="of:=IF([.D41]&lt;[.E41];1;0)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date" office:date-value="2019-11-18T00:00:00" table:style-name="ce2">
            <text:p>18.11.2019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42]&gt;[.E42];1;0)" table:style-name="ce1">
            <text:p>0</text:p>
          </table:table-cell>
          <table:table-cell office:value-type="float" office:value="1" table:formula="of:=IF([.D42]&lt;[.E42];1;0)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date" office:date-value="2019-11-18T00:00:00" table:style-name="ce2">
            <text:p>18.11.2019</text:p>
          </table:table-cell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43]&gt;[.E43];1;0)" table:style-name="ce1">
            <text:p>1</text:p>
          </table:table-cell>
          <table:table-cell office:value-type="float" office:value="0" table:formula="of:=IF([.D43]&lt;[.E43];1;0)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date" office:date-value="2019-11-18T00:00:00" table:style-name="ce2">
            <text:p>18.11.2019</text:p>
          </table:table-cell>
          <table:table-cell office:value-type="float" office:value="105" table:style-name="ce1">
            <text:p>10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44]&gt;[.E44];1;0)" table:style-name="ce1">
            <text:p>1</text:p>
          </table:table-cell>
          <table:table-cell office:value-type="float" office:value="0" table:formula="of:=IF([.D44]&lt;[.E44];1;0)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date" office:date-value="2019-11-18T00:00:00" table:style-name="ce2">
            <text:p>18.11.2019</text:p>
          </table:table-cell>
          <table:table-cell office:value-type="float" office:value="101" table:style-name="ce1">
            <text:p>10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45]&gt;[.E45];1;0)" table:style-name="ce1">
            <text:p>0</text:p>
          </table:table-cell>
          <table:table-cell office:value-type="float" office:value="1" table:formula="of:=IF([.D45]&lt;[.E45];1;0)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date" office:date-value="2019-11-22T00:00:00" table:style-name="ce2">
            <text:p>22.11.2019</text:p>
          </table:table-cell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46]&gt;[.E46];1;0)" table:style-name="ce1">
            <text:p>1</text:p>
          </table:table-cell>
          <table:table-cell office:value-type="float" office:value="0" table:formula="of:=IF([.D46]&lt;[.E46];1;0)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date" office:date-value="2019-11-22T00:00:00" table:style-name="ce2">
            <text:p>22.11.2019</text:p>
          </table:table-cell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47]&gt;[.E47];1;0)" table:style-name="ce1">
            <text:p>0</text:p>
          </table:table-cell>
          <table:table-cell office:value-type="float" office:value="1" table:formula="of:=IF([.D47]&lt;[.E47];1;0)" table:style-name="ce1">
            <text:p>1</text:p>
          </table:table-cell>
          <table:table-cell table:number-columns-repeated="16377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date" office:date-value="2019-11-27T00:00:00" table:style-name="ce2">
            <text:p>27.11.2019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48]&gt;[.E48];1;0)" table:style-name="ce1">
            <text:p>1</text:p>
          </table:table-cell>
          <table:table-cell office:value-type="float" office:value="0" table:formula="of:=IF([.D48]&lt;[.E48];1;0)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date" office:date-value="2019-11-27T00:00:00" table:style-name="ce2">
            <text:p>27.11.2019</text:p>
          </table:table-cell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49]&gt;[.E49];1;0)" table:style-name="ce1">
            <text:p>1</text:p>
          </table:table-cell>
          <table:table-cell office:value-type="float" office:value="0" table:formula="of:=IF([.D49]&lt;[.E49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date" office:date-value="2019-11-27T00:00:00" table:style-name="ce2">
            <text:p>27.11.2019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50]&gt;[.E50];1;0)" table:style-name="ce1">
            <text:p>0</text:p>
          </table:table-cell>
          <table:table-cell office:value-type="float" office:value="1" table:formula="of:=IF([.D50]&lt;[.E50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date" office:date-value="2019-12-01T00:00:00" table:style-name="ce2">
            <text:p>01.12.2019</text:p>
          </table:table-cell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51]&gt;[.E51];1;0)" table:style-name="ce1">
            <text:p>1</text:p>
          </table:table-cell>
          <table:table-cell office:value-type="float" office:value="0" table:formula="of:=IF([.D51]&lt;[.E5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date" office:date-value="2019-12-01T00:00:00" table:style-name="ce2">
            <text:p>01.12.2019</text:p>
          </table:table-cell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52]&gt;[.E52];1;0)" table:style-name="ce1">
            <text:p>1</text:p>
          </table:table-cell>
          <table:table-cell office:value-type="float" office:value="0" table:formula="of:=IF([.D52]&lt;[.E52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date" office:date-value="2019-12-04T00:00:00" table:style-name="ce2">
            <text:p>04.12.2019</text:p>
          </table:table-cell>
          <table:table-cell office:value-type="float" office:value="107" table:style-name="ce1">
            <text:p>10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53]&gt;[.E53];1;0)" table:style-name="ce1">
            <text:p>1</text:p>
          </table:table-cell>
          <table:table-cell office:value-type="float" office:value="0" table:formula="of:=IF([.D53]&lt;[.E53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date" office:date-value="2019-12-04T00:00:00" table:style-name="ce2">
            <text:p>04.12.2019</text:p>
          </table:table-cell>
          <table:table-cell office:value-type="float" office:value="113" table:style-name="ce1">
            <text:p>1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54]&gt;[.E54];1;0)" table:style-name="ce1">
            <text:p>1</text:p>
          </table:table-cell>
          <table:table-cell office:value-type="float" office:value="0" table:formula="of:=IF([.D54]&lt;[.E54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date" office:date-value="2019-12-04T00:00:00" table:style-name="ce2">
            <text:p>04.12.2019</text:p>
          </table:table-cell>
          <table:table-cell office:value-type="float" office:value="103" table:style-name="ce1">
            <text:p>10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55]&gt;[.E55];1;0)" table:style-name="ce1">
            <text:p>0</text:p>
          </table:table-cell>
          <table:table-cell office:value-type="float" office:value="1" table:formula="of:=IF([.D55]&lt;[.E55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date" office:date-value="2019-12-04T00:00:00" table:style-name="ce2">
            <text:p>04.12.2019</text:p>
          </table:table-cell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56]&gt;[.E56];1;0)" table:style-name="ce1">
            <text:p>0</text:p>
          </table:table-cell>
          <table:table-cell office:value-type="float" office:value="1" table:formula="of:=IF([.D56]&lt;[.E56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date" office:date-value="2019-12-05T00:00:00" table:style-name="ce2">
            <text:p>05.12.2019</text:p>
          </table:table-cell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57]&gt;[.E57];1;0)" table:style-name="ce1">
            <text:p>1</text:p>
          </table:table-cell>
          <table:table-cell office:value-type="float" office:value="0" table:formula="of:=IF([.D57]&lt;[.E5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date" office:date-value="2019-12-05T00:00:00" table:style-name="ce2">
            <text:p>05.12.2019</text:p>
          </table:table-cell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58]&gt;[.E58];1;0)" table:style-name="ce1">
            <text:p>1</text:p>
          </table:table-cell>
          <table:table-cell office:value-type="float" office:value="0" table:formula="of:=IF([.D58]&lt;[.E58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date" office:date-value="2019-12-05T00:00:00" table:style-name="ce2">
            <text:p>05.12.2019</text:p>
          </table:table-cell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59]&gt;[.E59];1;0)" table:style-name="ce1">
            <text:p>0</text:p>
          </table:table-cell>
          <table:table-cell office:value-type="float" office:value="1" table:formula="of:=IF([.D59]&lt;[.E59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date" office:date-value="2019-12-08T00:00:00" table:style-name="ce2">
            <text:p>08.12.2019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60]&gt;[.E60];1;0)" table:style-name="ce1">
            <text:p>0</text:p>
          </table:table-cell>
          <table:table-cell office:value-type="float" office:value="1" table:formula="of:=IF([.D60]&lt;[.E60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12-08T00:00:00" table:style-name="ce2">
            <text:p>08.12.2019</text:p>
          </table:table-cell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61]&gt;[.E61];1;0)" table:style-name="ce1">
            <text:p>0</text:p>
          </table:table-cell>
          <table:table-cell office:value-type="float" office:value="1" table:formula="of:=IF([.D61]&lt;[.E61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date" office:date-value="2019-12-08T00:00:00" table:style-name="ce2">
            <text:p>08.12.2019</text:p>
          </table:table-cell>
          <table:table-cell office:value-type="float" office:value="107" table:style-name="ce1">
            <text:p>10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62]&gt;[.E62];1;0)" table:style-name="ce1">
            <text:p>1</text:p>
          </table:table-cell>
          <table:table-cell office:value-type="float" office:value="0" table:formula="of:=IF([.D62]&lt;[.E62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date" office:date-value="2019-12-08T00:00:00" table:style-name="ce2">
            <text:p>08.12.2019</text:p>
          </table:table-cell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63]&gt;[.E63];1;0)" table:style-name="ce1">
            <text:p>1</text:p>
          </table:table-cell>
          <table:table-cell office:value-type="float" office:value="0" table:formula="of:=IF([.D63]&lt;[.E63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date" office:date-value="2019-12-08T00:00:00" table:style-name="ce2">
            <text:p>08.12.2019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64]&gt;[.E64];1;0)" table:style-name="ce1">
            <text:p>1</text:p>
          </table:table-cell>
          <table:table-cell office:value-type="float" office:value="0" table:formula="of:=IF([.D64]&lt;[.E64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date" office:date-value="2019-12-08T00:00:00" table:style-name="ce2">
            <text:p>08.12.2019</text:p>
          </table:table-cell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65]&gt;[.E65];1;0)" table:style-name="ce1">
            <text:p>1</text:p>
          </table:table-cell>
          <table:table-cell office:value-type="float" office:value="0" table:formula="of:=IF([.D65]&lt;[.E65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date" office:date-value="2019-12-08T00:00:00" table:style-name="ce2">
            <text:p>08.12.2019</text:p>
          </table:table-cell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66]&gt;[.E66];1;0)" table:style-name="ce1">
            <text:p>0</text:p>
          </table:table-cell>
          <table:table-cell office:value-type="float" office:value="1" table:formula="of:=IF([.D66]&lt;[.E66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date" office:date-value="2019-12-13T00:00:00" table:style-name="ce2">
            <text:p>13.12.2019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67]&gt;[.E67];1;0)" table:style-name="ce1">
            <text:p>0</text:p>
          </table:table-cell>
          <table:table-cell office:value-type="float" office:value="1" table:formula="of:=IF([.D67]&lt;[.E67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date" office:date-value="2019-12-13T00:00:00" table:style-name="ce2">
            <text:p>13.12.2019</text:p>
          </table:table-cell>
          <table:table-cell office:value-type="float" office:value="103" table:style-name="ce1">
            <text:p>10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68]&gt;[.E68];1;0)" table:style-name="ce1">
            <text:p>0</text:p>
          </table:table-cell>
          <table:table-cell office:value-type="float" office:value="1" table:formula="of:=IF([.D68]&lt;[.E68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date" office:date-value="2019-12-13T00:00:00" table:style-name="ce2">
            <text:p>13.12.2019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69]&gt;[.E69];1;0)" table:style-name="ce1">
            <text:p>0</text:p>
          </table:table-cell>
          <table:table-cell office:value-type="float" office:value="1" table:formula="of:=IF([.D69]&lt;[.E69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date" office:date-value="2019-12-13T00:00:00" table:style-name="ce2">
            <text:p>13.12.2019</text:p>
          </table:table-cell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70]&gt;[.E70];1;0)" table:style-name="ce1">
            <text:p>0</text:p>
          </table:table-cell>
          <table:table-cell office:value-type="float" office:value="1" table:formula="of:=IF([.D70]&lt;[.E70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date" office:date-value="2019-12-13T00:00:00" table:style-name="ce2">
            <text:p>13.12.2019</text:p>
          </table:table-cell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71]&gt;[.E71];1;0)" table:style-name="ce1">
            <text:p>1</text:p>
          </table:table-cell>
          <table:table-cell office:value-type="float" office:value="0" table:formula="of:=IF([.D71]&lt;[.E7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date" office:date-value="2019-12-13T00:00:00" table:style-name="ce2">
            <text:p>13.12.2019</text:p>
          </table:table-cell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72]&gt;[.E72];1;0)" table:style-name="ce1">
            <text:p>0</text:p>
          </table:table-cell>
          <table:table-cell office:value-type="float" office:value="1" table:formula="of:=IF([.D72]&lt;[.E72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date" office:date-value="2019-12-14T00:00:00" table:style-name="ce2">
            <text:p>14.12.2019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73]&gt;[.E73];1;0)" table:style-name="ce1">
            <text:p>0</text:p>
          </table:table-cell>
          <table:table-cell office:value-type="float" office:value="1" table:formula="of:=IF([.D73]&lt;[.E73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date" office:date-value="2019-12-14T00:00:00" table:style-name="ce2">
            <text:p>14.12.2019</text:p>
          </table:table-cell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74]&gt;[.E74];1;0)" table:style-name="ce1">
            <text:p>0</text:p>
          </table:table-cell>
          <table:table-cell office:value-type="float" office:value="1" table:formula="of:=IF([.D74]&lt;[.E74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date" office:date-value="2019-12-14T00:00:00" table:style-name="ce2">
            <text:p>14.12.2019</text:p>
          </table:table-cell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75]&gt;[.E75];1;0)" table:style-name="ce1">
            <text:p>1</text:p>
          </table:table-cell>
          <table:table-cell office:value-type="float" office:value="0" table:formula="of:=IF([.D75]&lt;[.E75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date" office:date-value="2019-12-14T00:00:00" table:style-name="ce2">
            <text:p>14.12.2019</text:p>
          </table:table-cell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76]&gt;[.E76];1;0)" table:style-name="ce1">
            <text:p>1</text:p>
          </table:table-cell>
          <table:table-cell office:value-type="float" office:value="0" table:formula="of:=IF([.D76]&lt;[.E76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date" office:date-value="2019-12-14T00:00:00" table:style-name="ce2">
            <text:p>14.12.2019</text:p>
          </table:table-cell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77]&gt;[.E77];1;0)" table:style-name="ce1">
            <text:p>1</text:p>
          </table:table-cell>
          <table:table-cell office:value-type="float" office:value="0" table:formula="of:=IF([.D77]&lt;[.E7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date" office:date-value="2019-12-15T00:00:00" table:style-name="ce2">
            <text:p>15.12.2019</text:p>
          </table:table-cell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78]&gt;[.E78];1;0)" table:style-name="ce1">
            <text:p>1</text:p>
          </table:table-cell>
          <table:table-cell office:value-type="float" office:value="0" table:formula="of:=IF([.D78]&lt;[.E78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date" office:date-value="2019-12-15T00:00:00" table:style-name="ce2">
            <text:p>15.12.2019</text:p>
          </table:table-cell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79]&gt;[.E79];1;0)" table:style-name="ce1">
            <text:p>0</text:p>
          </table:table-cell>
          <table:table-cell office:value-type="float" office:value="1" table:formula="of:=IF([.D79]&lt;[.E79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date" office:date-value="2019-12-15T00:00:00" table:style-name="ce2">
            <text:p>15.12.2019</text:p>
          </table:table-cell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80]&gt;[.E80];1;0)" table:style-name="ce1">
            <text:p>1</text:p>
          </table:table-cell>
          <table:table-cell office:value-type="float" office:value="0" table:formula="of:=IF([.D80]&lt;[.E80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date" office:date-value="2019-12-17T00:00:00" table:style-name="ce2">
            <text:p>17.12.2019</text:p>
          </table:table-cell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81]&gt;[.E81];1;0)" table:style-name="ce1">
            <text:p>1</text:p>
          </table:table-cell>
          <table:table-cell office:value-type="float" office:value="0" table:formula="of:=IF([.D81]&lt;[.E8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date" office:date-value="2019-12-17T00:00:00" table:style-name="ce2">
            <text:p>17.12.2019</text:p>
          </table:table-cell>
          <table:table-cell office:value-type="float" office:value="111" table:style-name="ce1">
            <text:p>11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82]&gt;[.E82];1;0)" table:style-name="ce1">
            <text:p>0</text:p>
          </table:table-cell>
          <table:table-cell office:value-type="float" office:value="1" table:formula="of:=IF([.D82]&lt;[.E82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date" office:date-value="2019-12-17T00:00:00" table:style-name="ce2">
            <text:p>17.12.2019</text:p>
          </table:table-cell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83]&gt;[.E83];1;0)" table:style-name="ce1">
            <text:p>1</text:p>
          </table:table-cell>
          <table:table-cell office:value-type="float" office:value="0" table:formula="of:=IF([.D83]&lt;[.E83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date" office:date-value="2019-12-17T00:00:00" table:style-name="ce2">
            <text:p>17.12.2019</text:p>
          </table:table-cell>
          <table:table-cell office:value-type="float" office:value="117" table:style-name="ce1">
            <text:p>1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84]&gt;[.E84];1;0)" table:style-name="ce1">
            <text:p>1</text:p>
          </table:table-cell>
          <table:table-cell office:value-type="float" office:value="0" table:formula="of:=IF([.D84]&lt;[.E84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date" office:date-value="2019-12-17T00:00:00" table:style-name="ce2">
            <text:p>17.12.2019</text:p>
          </table:table-cell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85]&gt;[.E85];1;0)" table:style-name="ce1">
            <text:p>1</text:p>
          </table:table-cell>
          <table:table-cell office:value-type="float" office:value="0" table:formula="of:=IF([.D85]&lt;[.E85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date" office:date-value="2019-12-17T00:00:00" table:style-name="ce2">
            <text:p>17.12.2019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86]&gt;[.E86];1;0)" table:style-name="ce1">
            <text:p>0</text:p>
          </table:table-cell>
          <table:table-cell office:value-type="float" office:value="1" table:formula="of:=IF([.D86]&lt;[.E86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date" office:date-value="2019-12-21T00:00:00" table:style-name="ce2">
            <text:p>21.12.2019</text:p>
          </table:table-cell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87]&gt;[.E87];1;0)" table:style-name="ce1">
            <text:p>1</text:p>
          </table:table-cell>
          <table:table-cell office:value-type="float" office:value="0" table:formula="of:=IF([.D87]&lt;[.E8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date" office:date-value="2019-12-21T00:00:00" table:style-name="ce2">
            <text:p>21.12.2019</text:p>
          </table:table-cell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88]&gt;[.E88];1;0)" table:style-name="ce1">
            <text:p>1</text:p>
          </table:table-cell>
          <table:table-cell office:value-type="float" office:value="0" table:formula="of:=IF([.D88]&lt;[.E88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date" office:date-value="2019-12-21T00:00:00" table:style-name="ce2">
            <text:p>21.12.2019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89]&gt;[.E89];1;0)" table:style-name="ce1">
            <text:p>0</text:p>
          </table:table-cell>
          <table:table-cell office:value-type="float" office:value="1" table:formula="of:=IF([.D89]&lt;[.E89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date" office:date-value="2019-12-23T00:00:00" table:style-name="ce2">
            <text:p>23.12.2019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90]&gt;[.E90];1;0)" table:style-name="ce1">
            <text:p>1</text:p>
          </table:table-cell>
          <table:table-cell office:value-type="float" office:value="0" table:formula="of:=IF([.D90]&lt;[.E90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date" office:date-value="2019-12-23T00:00:00" table:style-name="ce2">
            <text:p>23.12.2019</text:p>
          </table:table-cell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91]&gt;[.E91];1;0)" table:style-name="ce1">
            <text:p>0</text:p>
          </table:table-cell>
          <table:table-cell office:value-type="float" office:value="1" table:formula="of:=IF([.D91]&lt;[.E91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date" office:date-value="2019-12-23T00:00:00" table:style-name="ce2">
            <text:p>23.12.2019</text:p>
          </table:table-cell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92]&gt;[.E92];1;0)" table:style-name="ce1">
            <text:p>0</text:p>
          </table:table-cell>
          <table:table-cell office:value-type="float" office:value="1" table:formula="of:=IF([.D92]&lt;[.E92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date" office:date-value="2019-12-28T00:00:00" table:style-name="ce2">
            <text:p>28.12.2019</text:p>
          </table:table-cell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93]&gt;[.E93];1;0)" table:style-name="ce1">
            <text:p>0</text:p>
          </table:table-cell>
          <table:table-cell office:value-type="float" office:value="1" table:formula="of:=IF([.D93]&lt;[.E93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date" office:date-value="2019-12-28T00:00:00" table:style-name="ce2">
            <text:p>28.12.2019</text:p>
          </table:table-cell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94]&gt;[.E94];1;0)" table:style-name="ce1">
            <text:p>1</text:p>
          </table:table-cell>
          <table:table-cell office:value-type="float" office:value="0" table:formula="of:=IF([.D94]&lt;[.E94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date" office:date-value="2019-12-28T00:00:00" table:style-name="ce2">
            <text:p>28.12.2019</text:p>
          </table:table-cell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95]&gt;[.E95];1;0)" table:style-name="ce1">
            <text:p>1</text:p>
          </table:table-cell>
          <table:table-cell office:value-type="float" office:value="0" table:formula="of:=IF([.D95]&lt;[.E95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date" office:date-value="2019-12-28T00:00:00" table:style-name="ce2">
            <text:p>28.12.2019</text:p>
          </table:table-cell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96]&gt;[.E96];1;0)" table:style-name="ce1">
            <text:p>0</text:p>
          </table:table-cell>
          <table:table-cell office:value-type="float" office:value="1" table:formula="of:=IF([.D96]&lt;[.E96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date" office:date-value="2019-12-28T00:00:00" table:style-name="ce2">
            <text:p>28.12.2019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97]&gt;[.E97];1;0)" table:style-name="ce1">
            <text:p>0</text:p>
          </table:table-cell>
          <table:table-cell office:value-type="float" office:value="1" table:formula="of:=IF([.D97]&lt;[.E97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date" office:date-value="2019-12-28T00:00:00" table:style-name="ce2">
            <text:p>28.12.2019</text:p>
          </table:table-cell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98]&gt;[.E98];1;0)" table:style-name="ce1">
            <text:p>1</text:p>
          </table:table-cell>
          <table:table-cell office:value-type="float" office:value="0" table:formula="of:=IF([.D98]&lt;[.E98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date" office:date-value="2019-12-31T00:00:00" table:style-name="ce2">
            <text:p>31.12.2019</text:p>
          </table:table-cell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99]&gt;[.E99];1;0)" table:style-name="ce1">
            <text:p>0</text:p>
          </table:table-cell>
          <table:table-cell office:value-type="float" office:value="1" table:formula="of:=IF([.D99]&lt;[.E99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date" office:date-value="2019-12-31T00:00:00" table:style-name="ce2">
            <text:p>31.12.2019</text:p>
          </table:table-cell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00]&gt;[.E100];1;0)" table:style-name="ce1">
            <text:p>1</text:p>
          </table:table-cell>
          <table:table-cell office:value-type="float" office:value="0" table:formula="of:=IF([.D100]&lt;[.E100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date" office:date-value="2019-12-31T00:00:00" table:style-name="ce2">
            <text:p>31.12.2019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01]&gt;[.E101];1;0)" table:style-name="ce1">
            <text:p>0</text:p>
          </table:table-cell>
          <table:table-cell office:value-type="float" office:value="1" table:formula="of:=IF([.D101]&lt;[.E101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date" office:date-value="2019-12-31T00:00:00" table:style-name="ce2">
            <text:p>31.12.2019</text:p>
          </table:table-cell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02]&gt;[.E102];1;0)" table:style-name="ce1">
            <text:p>1</text:p>
          </table:table-cell>
          <table:table-cell office:value-type="float" office:value="0" table:formula="of:=IF([.D102]&lt;[.E102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date" office:date-value="2019-12-31T00:00:00" table:style-name="ce2">
            <text:p>31.12.2019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03]&gt;[.E103];1;0)" table:style-name="ce1">
            <text:p>1</text:p>
          </table:table-cell>
          <table:table-cell office:value-type="float" office:value="0" table:formula="of:=IF([.D103]&lt;[.E103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date" office:date-value="2019-12-31T00:00:00" table:style-name="ce2">
            <text:p>31.12.2019</text:p>
          </table:table-cell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04]&gt;[.E104];1;0)" table:style-name="ce1">
            <text:p>1</text:p>
          </table:table-cell>
          <table:table-cell office:value-type="float" office:value="0" table:formula="of:=IF([.D104]&lt;[.E104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date" office:date-value="2019-12-31T00:00:00" table:style-name="ce2">
            <text:p>31.12.2019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05]&gt;[.E105];1;0)" table:style-name="ce1">
            <text:p>1</text:p>
          </table:table-cell>
          <table:table-cell office:value-type="float" office:value="0" table:formula="of:=IF([.D105]&lt;[.E105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date" office:date-value="2020-01-01T00:00:00" table:style-name="ce2">
            <text:p>01.01.2020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06]&gt;[.E106];1;0)" table:style-name="ce1">
            <text:p>0</text:p>
          </table:table-cell>
          <table:table-cell office:value-type="float" office:value="1" table:formula="of:=IF([.D106]&lt;[.E106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date" office:date-value="2020-01-01T00:00:00" table:style-name="ce2">
            <text:p>01.01.202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07]&gt;[.E107];1;0)" table:style-name="ce1">
            <text:p>1</text:p>
          </table:table-cell>
          <table:table-cell office:value-type="float" office:value="0" table:formula="of:=IF([.D107]&lt;[.E10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date" office:date-value="2020-01-01T00:00:00" table:style-name="ce2">
            <text:p>01.01.2020</text:p>
          </table:table-cell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08]&gt;[.E108];1;0)" table:style-name="ce1">
            <text:p>1</text:p>
          </table:table-cell>
          <table:table-cell office:value-type="float" office:value="0" table:formula="of:=IF([.D108]&lt;[.E108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date" office:date-value="2020-01-01T00:00:00" table:style-name="ce2">
            <text:p>01.01.2020</text:p>
          </table:table-cell>
          <table:table-cell office:value-type="float" office:value="105" table:style-name="ce1">
            <text:p>10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09]&gt;[.E109];1;0)" table:style-name="ce1">
            <text:p>1</text:p>
          </table:table-cell>
          <table:table-cell office:value-type="float" office:value="0" table:formula="of:=IF([.D109]&lt;[.E109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date" office:date-value="2020-01-01T00:00:00" table:style-name="ce2">
            <text:p>01.01.2020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10]&gt;[.E110];1;0)" table:style-name="ce1">
            <text:p>0</text:p>
          </table:table-cell>
          <table:table-cell office:value-type="float" office:value="1" table:formula="of:=IF([.D110]&lt;[.E110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date" office:date-value="2020-01-01T00:00:00" table:style-name="ce2">
            <text:p>01.01.2020</text:p>
          </table:table-cell>
          <table:table-cell office:value-type="float" office:value="117" table:style-name="ce1">
            <text:p>1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11]&gt;[.E111];1;0)" table:style-name="ce1">
            <text:p>1</text:p>
          </table:table-cell>
          <table:table-cell office:value-type="float" office:value="0" table:formula="of:=IF([.D111]&lt;[.E11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date" office:date-value="2020-01-01T00:00:00" table:style-name="ce2">
            <text:p>01.01.2020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12]&gt;[.E112];1;0)" table:style-name="ce1">
            <text:p>0</text:p>
          </table:table-cell>
          <table:table-cell office:value-type="float" office:value="1" table:formula="of:=IF([.D112]&lt;[.E112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date" office:date-value="2020-01-03T00:00:00" table:style-name="ce2">
            <text:p>03.01.2020</text:p>
          </table:table-cell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13]&gt;[.E113];1;0)" table:style-name="ce1">
            <text:p>0</text:p>
          </table:table-cell>
          <table:table-cell office:value-type="float" office:value="1" table:formula="of:=IF([.D113]&lt;[.E113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date" office:date-value="2020-01-03T00:00:00" table:style-name="ce2">
            <text:p>03.01.2020</text:p>
          </table:table-cell>
          <table:table-cell office:value-type="float" office:value="112" table:style-name="ce1">
            <text:p>11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14]&gt;[.E114];1;0)" table:style-name="ce1">
            <text:p>0</text:p>
          </table:table-cell>
          <table:table-cell office:value-type="float" office:value="1" table:formula="of:=IF([.D114]&lt;[.E114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date" office:date-value="2020-01-03T00:00:00" table:style-name="ce2">
            <text:p>03.01.2020</text:p>
          </table:table-cell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15]&gt;[.E115];1;0)" table:style-name="ce1">
            <text:p>1</text:p>
          </table:table-cell>
          <table:table-cell office:value-type="float" office:value="0" table:formula="of:=IF([.D115]&lt;[.E115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date" office:date-value="2020-01-04T00:00:00" table:style-name="ce2">
            <text:p>04.01.2020</text:p>
          </table:table-cell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16]&gt;[.E116];1;0)" table:style-name="ce1">
            <text:p>1</text:p>
          </table:table-cell>
          <table:table-cell office:value-type="float" office:value="0" table:formula="of:=IF([.D116]&lt;[.E116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date" office:date-value="2020-01-04T00:00:00" table:style-name="ce2">
            <text:p>04.01.2020</text:p>
          </table:table-cell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17]&gt;[.E117];1;0)" table:style-name="ce1">
            <text:p>1</text:p>
          </table:table-cell>
          <table:table-cell office:value-type="float" office:value="0" table:formula="of:=IF([.D117]&lt;[.E11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date" office:date-value="2020-01-04T00:00:00" table:style-name="ce2">
            <text:p>04.01.2020</text:p>
          </table:table-cell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18]&gt;[.E118];1;0)" table:style-name="ce1">
            <text:p>0</text:p>
          </table:table-cell>
          <table:table-cell office:value-type="float" office:value="1" table:formula="of:=IF([.D118]&lt;[.E118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date" office:date-value="2020-01-04T00:00:00" table:style-name="ce2">
            <text:p>04.01.2020</text:p>
          </table:table-cell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19]&gt;[.E119];1;0)" table:style-name="ce1">
            <text:p>1</text:p>
          </table:table-cell>
          <table:table-cell office:value-type="float" office:value="0" table:formula="of:=IF([.D119]&lt;[.E119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date" office:date-value="2020-01-06T00:00:00" table:style-name="ce2">
            <text:p>06.01.2020</text:p>
          </table:table-cell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20]&gt;[.E120];1;0)" table:style-name="ce1">
            <text:p>0</text:p>
          </table:table-cell>
          <table:table-cell office:value-type="float" office:value="1" table:formula="of:=IF([.D120]&lt;[.E120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date" office:date-value="2020-01-06T00:00:00" table:style-name="ce2">
            <text:p>06.01.2020</text:p>
          </table:table-cell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21]&gt;[.E121];1;0)" table:style-name="ce1">
            <text:p>1</text:p>
          </table:table-cell>
          <table:table-cell office:value-type="float" office:value="0" table:formula="of:=IF([.D121]&lt;[.E12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date" office:date-value="2020-01-06T00:00:00" table:style-name="ce2">
            <text:p>06.01.2020</text:p>
          </table:table-cell>
          <table:table-cell office:value-type="float" office:value="105" table:style-name="ce1">
            <text:p>10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22]&gt;[.E122];1;0)" table:style-name="ce1">
            <text:p>1</text:p>
          </table:table-cell>
          <table:table-cell office:value-type="float" office:value="0" table:formula="of:=IF([.D122]&lt;[.E122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date" office:date-value="2020-01-06T00:00:00" table:style-name="ce2">
            <text:p>06.01.202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23]&gt;[.E123];1;0)" table:style-name="ce1">
            <text:p>0</text:p>
          </table:table-cell>
          <table:table-cell office:value-type="float" office:value="1" table:formula="of:=IF([.D123]&lt;[.E123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date" office:date-value="2020-01-06T00:00:00" table:style-name="ce2">
            <text:p>06.01.2020</text:p>
          </table:table-cell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24]&gt;[.E124];1;0)" table:style-name="ce1">
            <text:p>1</text:p>
          </table:table-cell>
          <table:table-cell office:value-type="float" office:value="0" table:formula="of:=IF([.D124]&lt;[.E124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date" office:date-value="2020-01-10T00:00:00" table:style-name="ce2">
            <text:p>10.01.2020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25]&gt;[.E125];1;0)" table:style-name="ce1">
            <text:p>0</text:p>
          </table:table-cell>
          <table:table-cell office:value-type="float" office:value="1" table:formula="of:=IF([.D125]&lt;[.E125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date" office:date-value="2020-01-10T00:00:00" table:style-name="ce2">
            <text:p>10.01.2020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26]&gt;[.E126];1;0)" table:style-name="ce1">
            <text:p>1</text:p>
          </table:table-cell>
          <table:table-cell office:value-type="float" office:value="0" table:formula="of:=IF([.D126]&lt;[.E126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date" office:date-value="2020-01-10T00:00:00" table:style-name="ce2">
            <text:p>10.01.2020</text:p>
          </table:table-cell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27]&gt;[.E127];1;0)" table:style-name="ce1">
            <text:p>0</text:p>
          </table:table-cell>
          <table:table-cell office:value-type="float" office:value="1" table:formula="of:=IF([.D127]&lt;[.E127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date" office:date-value="2020-01-10T00:00:00" table:style-name="ce2">
            <text:p>10.01.2020</text:p>
          </table:table-cell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28]&gt;[.E128];1;0)" table:style-name="ce1">
            <text:p>0</text:p>
          </table:table-cell>
          <table:table-cell office:value-type="float" office:value="1" table:formula="of:=IF([.D128]&lt;[.E128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date" office:date-value="2020-01-10T00:00:00" table:style-name="ce2">
            <text:p>10.01.2020</text:p>
          </table:table-cell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29]&gt;[.E129];1;0)" table:style-name="ce1">
            <text:p>1</text:p>
          </table:table-cell>
          <table:table-cell office:value-type="float" office:value="0" table:formula="of:=IF([.D129]&lt;[.E129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date" office:date-value="2020-01-10T00:00:00" table:style-name="ce2">
            <text:p>10.01.2020</text:p>
          </table:table-cell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30]&gt;[.E130];1;0)" table:style-name="ce1">
            <text:p>1</text:p>
          </table:table-cell>
          <table:table-cell office:value-type="float" office:value="0" table:formula="of:=IF([.D130]&lt;[.E130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date" office:date-value="2020-01-15T00:00:00" table:style-name="ce2">
            <text:p>15.01.2020</text:p>
          </table:table-cell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31]&gt;[.E131];1;0)" table:style-name="ce1">
            <text:p>1</text:p>
          </table:table-cell>
          <table:table-cell office:value-type="float" office:value="0" table:formula="of:=IF([.D131]&lt;[.E13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date" office:date-value="2020-01-15T00:00:00" table:style-name="ce2">
            <text:p>15.01.2020</text:p>
          </table:table-cell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32]&gt;[.E132];1;0)" table:style-name="ce1">
            <text:p>1</text:p>
          </table:table-cell>
          <table:table-cell office:value-type="float" office:value="0" table:formula="of:=IF([.D132]&lt;[.E132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date" office:date-value="2020-01-15T00:00:00" table:style-name="ce2">
            <text:p>15.01.202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33]&gt;[.E133];1;0)" table:style-name="ce1">
            <text:p>0</text:p>
          </table:table-cell>
          <table:table-cell office:value-type="float" office:value="1" table:formula="of:=IF([.D133]&lt;[.E133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date" office:date-value="2020-01-20T00:00:00" table:style-name="ce2">
            <text:p>20.01.2020</text:p>
          </table:table-cell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34]&gt;[.E134];1;0)" table:style-name="ce1">
            <text:p>0</text:p>
          </table:table-cell>
          <table:table-cell office:value-type="float" office:value="1" table:formula="of:=IF([.D134]&lt;[.E134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date" office:date-value="2020-01-25T00:00:00" table:style-name="ce2">
            <text:p>25.01.2020</text:p>
          </table:table-cell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35]&gt;[.E135];1;0)" table:style-name="ce1">
            <text:p>1</text:p>
          </table:table-cell>
          <table:table-cell office:value-type="float" office:value="0" table:formula="of:=IF([.D135]&lt;[.E135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date" office:date-value="2020-01-25T00:00:00" table:style-name="ce2">
            <text:p>25.01.202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36]&gt;[.E136];1;0)" table:style-name="ce1">
            <text:p>0</text:p>
          </table:table-cell>
          <table:table-cell office:value-type="float" office:value="1" table:formula="of:=IF([.D136]&lt;[.E136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date" office:date-value="2020-01-25T00:00:00" table:style-name="ce2">
            <text:p>25.01.2020</text:p>
          </table:table-cell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37]&gt;[.E137];1;0)" table:style-name="ce1">
            <text:p>0</text:p>
          </table:table-cell>
          <table:table-cell office:value-type="float" office:value="1" table:formula="of:=IF([.D137]&lt;[.E137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date" office:date-value="2020-01-25T00:00:00" table:style-name="ce2">
            <text:p>25.01.2020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38]&gt;[.E138];1;0)" table:style-name="ce1">
            <text:p>0</text:p>
          </table:table-cell>
          <table:table-cell office:value-type="float" office:value="1" table:formula="of:=IF([.D138]&lt;[.E138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date" office:date-value="2020-01-25T00:00:00" table:style-name="ce2">
            <text:p>25.01.2020</text:p>
          </table:table-cell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39]&gt;[.E139];1;0)" table:style-name="ce1">
            <text:p>1</text:p>
          </table:table-cell>
          <table:table-cell office:value-type="float" office:value="0" table:formula="of:=IF([.D139]&lt;[.E139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date" office:date-value="2020-01-25T00:00:00" table:style-name="ce2">
            <text:p>25.01.2020</text:p>
          </table:table-cell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40]&gt;[.E140];1;0)" table:style-name="ce1">
            <text:p>1</text:p>
          </table:table-cell>
          <table:table-cell office:value-type="float" office:value="0" table:formula="of:=IF([.D140]&lt;[.E140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date" office:date-value="2020-01-25T00:00:00" table:style-name="ce2">
            <text:p>25.01.2020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41]&gt;[.E141];1;0)" table:style-name="ce1">
            <text:p>0</text:p>
          </table:table-cell>
          <table:table-cell office:value-type="float" office:value="1" table:formula="of:=IF([.D141]&lt;[.E141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date" office:date-value="2020-01-28T00:00:00" table:style-name="ce2">
            <text:p>28.01.2020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42]&gt;[.E142];1;0)" table:style-name="ce1">
            <text:p>1</text:p>
          </table:table-cell>
          <table:table-cell office:value-type="float" office:value="0" table:formula="of:=IF([.D142]&lt;[.E142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date" office:date-value="2020-01-31T00:00:00" table:style-name="ce2">
            <text:p>31.01.2020</text:p>
          </table:table-cell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43]&gt;[.E143];1;0)" table:style-name="ce1">
            <text:p>1</text:p>
          </table:table-cell>
          <table:table-cell office:value-type="float" office:value="0" table:formula="of:=IF([.D143]&lt;[.E143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date" office:date-value="2020-01-31T00:00:00" table:style-name="ce2">
            <text:p>31.01.2020</text:p>
          </table:table-cell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44]&gt;[.E144];1;0)" table:style-name="ce1">
            <text:p>1</text:p>
          </table:table-cell>
          <table:table-cell office:value-type="float" office:value="0" table:formula="of:=IF([.D144]&lt;[.E144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date" office:date-value="2020-01-31T00:00:00" table:style-name="ce2">
            <text:p>31.01.2020</text:p>
          </table:table-cell>
          <table:table-cell office:value-type="float" office:value="103" table:style-name="ce1">
            <text:p>10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45]&gt;[.E145];1;0)" table:style-name="ce1">
            <text:p>0</text:p>
          </table:table-cell>
          <table:table-cell office:value-type="float" office:value="1" table:formula="of:=IF([.D145]&lt;[.E145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date" office:date-value="2020-01-31T00:00:00" table:style-name="ce2">
            <text:p>31.01.2020</text:p>
          </table:table-cell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46]&gt;[.E146];1;0)" table:style-name="ce1">
            <text:p>1</text:p>
          </table:table-cell>
          <table:table-cell office:value-type="float" office:value="0" table:formula="of:=IF([.D146]&lt;[.E146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date" office:date-value="2020-02-05T00:00:00" table:style-name="ce2">
            <text:p>05.02.2020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47]&gt;[.E147];1;0)" table:style-name="ce1">
            <text:p>1</text:p>
          </table:table-cell>
          <table:table-cell office:value-type="float" office:value="0" table:formula="of:=IF([.D147]&lt;[.E14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date" office:date-value="2020-02-05T00:00:00" table:style-name="ce2">
            <text:p>05.02.2020</text:p>
          </table:table-cell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48]&gt;[.E148];1;0)" table:style-name="ce1">
            <text:p>1</text:p>
          </table:table-cell>
          <table:table-cell office:value-type="float" office:value="0" table:formula="of:=IF([.D148]&lt;[.E148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date" office:date-value="2020-02-05T00:00:00" table:style-name="ce2">
            <text:p>05.02.202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49]&gt;[.E149];1;0)" table:style-name="ce1">
            <text:p>1</text:p>
          </table:table-cell>
          <table:table-cell office:value-type="float" office:value="0" table:formula="of:=IF([.D149]&lt;[.E149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date" office:date-value="2020-02-05T00:00:00" table:style-name="ce2">
            <text:p>05.02.2020</text:p>
          </table:table-cell>
          <table:table-cell office:value-type="float" office:value="118" table:style-name="ce1">
            <text:p>1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50]&gt;[.E150];1;0)" table:style-name="ce1">
            <text:p>0</text:p>
          </table:table-cell>
          <table:table-cell office:value-type="float" office:value="1" table:formula="of:=IF([.D150]&lt;[.E150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date" office:date-value="2020-02-05T00:00:00" table:style-name="ce2">
            <text:p>05.02.2020</text:p>
          </table:table-cell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51]&gt;[.E151];1;0)" table:style-name="ce1">
            <text:p>1</text:p>
          </table:table-cell>
          <table:table-cell office:value-type="float" office:value="0" table:formula="of:=IF([.D151]&lt;[.E15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date" office:date-value="2020-02-07T00:00:00" table:style-name="ce2">
            <text:p>07.02.2020</text:p>
          </table:table-cell>
          <table:table-cell office:value-type="float" office:value="107" table:style-name="ce1">
            <text:p>10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52]&gt;[.E152];1;0)" table:style-name="ce1">
            <text:p>1</text:p>
          </table:table-cell>
          <table:table-cell office:value-type="float" office:value="0" table:formula="of:=IF([.D152]&lt;[.E152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date" office:date-value="2020-02-07T00:00:00" table:style-name="ce2">
            <text:p>07.02.202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53]&gt;[.E153];1;0)" table:style-name="ce1">
            <text:p>1</text:p>
          </table:table-cell>
          <table:table-cell office:value-type="float" office:value="0" table:formula="of:=IF([.D153]&lt;[.E153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date" office:date-value="2020-02-07T00:00:00" table:style-name="ce2">
            <text:p>07.02.2020</text:p>
          </table:table-cell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54]&gt;[.E154];1;0)" table:style-name="ce1">
            <text:p>0</text:p>
          </table:table-cell>
          <table:table-cell office:value-type="float" office:value="1" table:formula="of:=IF([.D154]&lt;[.E154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date" office:date-value="2020-02-07T00:00:00" table:style-name="ce2">
            <text:p>07.02.2020</text:p>
          </table:table-cell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55]&gt;[.E155];1;0)" table:style-name="ce1">
            <text:p>0</text:p>
          </table:table-cell>
          <table:table-cell office:value-type="float" office:value="1" table:formula="of:=IF([.D155]&lt;[.E155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date" office:date-value="2020-02-07T00:00:00" table:style-name="ce2">
            <text:p>07.02.2020</text:p>
          </table:table-cell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56]&gt;[.E156];1;0)" table:style-name="ce1">
            <text:p>0</text:p>
          </table:table-cell>
          <table:table-cell office:value-type="float" office:value="1" table:formula="of:=IF([.D156]&lt;[.E156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date" office:date-value="2020-02-09T00:00:00" table:style-name="ce2">
            <text:p>09.02.2020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57]&gt;[.E157];1;0)" table:style-name="ce1">
            <text:p>1</text:p>
          </table:table-cell>
          <table:table-cell office:value-type="float" office:value="0" table:formula="of:=IF([.D157]&lt;[.E15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date" office:date-value="2020-02-09T00:00:00" table:style-name="ce2">
            <text:p>09.02.2020</text:p>
          </table:table-cell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58]&gt;[.E158];1;0)" table:style-name="ce1">
            <text:p>0</text:p>
          </table:table-cell>
          <table:table-cell office:value-type="float" office:value="1" table:formula="of:=IF([.D158]&lt;[.E158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date" office:date-value="2020-02-12T00:00:00" table:style-name="ce2">
            <text:p>12.02.2020</text:p>
          </table:table-cell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59]&gt;[.E159];1;0)" table:style-name="ce1">
            <text:p>0</text:p>
          </table:table-cell>
          <table:table-cell office:value-type="float" office:value="1" table:formula="of:=IF([.D159]&lt;[.E159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date" office:date-value="2020-02-12T00:00:00" table:style-name="ce2">
            <text:p>12.02.2020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60]&gt;[.E160];1;0)" table:style-name="ce1">
            <text:p>1</text:p>
          </table:table-cell>
          <table:table-cell office:value-type="float" office:value="0" table:formula="of:=IF([.D160]&lt;[.E160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date" office:date-value="2020-02-12T00:00:00" table:style-name="ce2">
            <text:p>12.02.2020</text:p>
          </table:table-cell>
          <table:table-cell office:value-type="float" office:value="113" table:style-name="ce1">
            <text:p>1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61]&gt;[.E161];1;0)" table:style-name="ce1">
            <text:p>1</text:p>
          </table:table-cell>
          <table:table-cell office:value-type="float" office:value="0" table:formula="of:=IF([.D161]&lt;[.E16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date" office:date-value="2020-02-12T00:00:00" table:style-name="ce2">
            <text:p>12.02.2020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62]&gt;[.E162];1;0)" table:style-name="ce1">
            <text:p>0</text:p>
          </table:table-cell>
          <table:table-cell office:value-type="float" office:value="1" table:formula="of:=IF([.D162]&lt;[.E162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date" office:date-value="2020-02-12T00:00:00" table:style-name="ce2">
            <text:p>12.02.2020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63]&gt;[.E163];1;0)" table:style-name="ce1">
            <text:p>0</text:p>
          </table:table-cell>
          <table:table-cell office:value-type="float" office:value="1" table:formula="of:=IF([.D163]&lt;[.E163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date" office:date-value="2020-02-12T00:00:00" table:style-name="ce2">
            <text:p>12.02.2020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64]&gt;[.E164];1;0)" table:style-name="ce1">
            <text:p>1</text:p>
          </table:table-cell>
          <table:table-cell office:value-type="float" office:value="0" table:formula="of:=IF([.D164]&lt;[.E164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date" office:date-value="2020-02-12T00:00:00" table:style-name="ce2">
            <text:p>12.02.202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65]&gt;[.E165];1;0)" table:style-name="ce1">
            <text:p>0</text:p>
          </table:table-cell>
          <table:table-cell office:value-type="float" office:value="1" table:formula="of:=IF([.D165]&lt;[.E165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date" office:date-value="2020-02-14T00:00:00" table:style-name="ce2">
            <text:p>14.02.202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66]&gt;[.E166];1;0)" table:style-name="ce1">
            <text:p>0</text:p>
          </table:table-cell>
          <table:table-cell office:value-type="float" office:value="1" table:formula="of:=IF([.D166]&lt;[.E166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date" office:date-value="2020-02-14T00:00:00" table:style-name="ce2">
            <text:p>14.02.2020</text:p>
          </table:table-cell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67]&gt;[.E167];1;0)" table:style-name="ce1">
            <text:p>1</text:p>
          </table:table-cell>
          <table:table-cell office:value-type="float" office:value="0" table:formula="of:=IF([.D167]&lt;[.E16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date" office:date-value="2020-02-14T00:00:00" table:style-name="ce2">
            <text:p>14.02.2020</text:p>
          </table:table-cell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68]&gt;[.E168];1;0)" table:style-name="ce1">
            <text:p>0</text:p>
          </table:table-cell>
          <table:table-cell office:value-type="float" office:value="1" table:formula="of:=IF([.D168]&lt;[.E168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date" office:date-value="2020-02-14T00:00:00" table:style-name="ce2">
            <text:p>14.02.2020</text:p>
          </table:table-cell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69]&gt;[.E169];1;0)" table:style-name="ce1">
            <text:p>1</text:p>
          </table:table-cell>
          <table:table-cell office:value-type="float" office:value="0" table:formula="of:=IF([.D169]&lt;[.E169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date" office:date-value="2020-02-14T00:00:00" table:style-name="ce2">
            <text:p>14.02.2020</text:p>
          </table:table-cell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70]&gt;[.E170];1;0)" table:style-name="ce1">
            <text:p>1</text:p>
          </table:table-cell>
          <table:table-cell office:value-type="float" office:value="0" table:formula="of:=IF([.D170]&lt;[.E170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date" office:date-value="2020-02-16T00:00:00" table:style-name="ce2">
            <text:p>16.02.2020</text:p>
          </table:table-cell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71]&gt;[.E171];1;0)" table:style-name="ce1">
            <text:p>1</text:p>
          </table:table-cell>
          <table:table-cell office:value-type="float" office:value="0" table:formula="of:=IF([.D171]&lt;[.E17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date" office:date-value="2020-02-16T00:00:00" table:style-name="ce2">
            <text:p>16.02.2020</text:p>
          </table:table-cell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72]&gt;[.E172];1;0)" table:style-name="ce1">
            <text:p>1</text:p>
          </table:table-cell>
          <table:table-cell office:value-type="float" office:value="0" table:formula="of:=IF([.D172]&lt;[.E172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date" office:date-value="2020-02-16T00:00:00" table:style-name="ce2">
            <text:p>16.02.2020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73]&gt;[.E173];1;0)" table:style-name="ce1">
            <text:p>0</text:p>
          </table:table-cell>
          <table:table-cell office:value-type="float" office:value="1" table:formula="of:=IF([.D173]&lt;[.E173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date" office:date-value="2020-02-16T00:00:00" table:style-name="ce2">
            <text:p>16.02.2020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74]&gt;[.E174];1;0)" table:style-name="ce1">
            <text:p>1</text:p>
          </table:table-cell>
          <table:table-cell office:value-type="float" office:value="0" table:formula="of:=IF([.D174]&lt;[.E174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date" office:date-value="2020-02-16T00:00:00" table:style-name="ce2">
            <text:p>16.02.2020</text:p>
          </table:table-cell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75]&gt;[.E175];1;0)" table:style-name="ce1">
            <text:p>0</text:p>
          </table:table-cell>
          <table:table-cell office:value-type="float" office:value="1" table:formula="of:=IF([.D175]&lt;[.E175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date" office:date-value="2020-02-19T00:00:00" table:style-name="ce2">
            <text:p>19.02.2020</text:p>
          </table:table-cell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76]&gt;[.E176];1;0)" table:style-name="ce1">
            <text:p>1</text:p>
          </table:table-cell>
          <table:table-cell office:value-type="float" office:value="0" table:formula="of:=IF([.D176]&lt;[.E176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date" office:date-value="2020-02-19T00:00:00" table:style-name="ce2">
            <text:p>19.02.2020</text:p>
          </table:table-cell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77]&gt;[.E177];1;0)" table:style-name="ce1">
            <text:p>1</text:p>
          </table:table-cell>
          <table:table-cell office:value-type="float" office:value="0" table:formula="of:=IF([.D177]&lt;[.E17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date" office:date-value="2020-02-19T00:00:00" table:style-name="ce2">
            <text:p>19.02.2020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78]&gt;[.E178];1;0)" table:style-name="ce1">
            <text:p>0</text:p>
          </table:table-cell>
          <table:table-cell office:value-type="float" office:value="1" table:formula="of:=IF([.D178]&lt;[.E178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date" office:date-value="2020-02-20T00:00:00" table:style-name="ce2">
            <text:p>20.02.2020</text:p>
          </table:table-cell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79]&gt;[.E179];1;0)" table:style-name="ce1">
            <text:p>0</text:p>
          </table:table-cell>
          <table:table-cell office:value-type="float" office:value="1" table:formula="of:=IF([.D179]&lt;[.E179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date" office:date-value="2020-02-20T00:00:00" table:style-name="ce2">
            <text:p>20.02.2020</text:p>
          </table:table-cell>
          <table:table-cell office:value-type="float" office:value="105" table:style-name="ce1">
            <text:p>10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80]&gt;[.E180];1;0)" table:style-name="ce1">
            <text:p>1</text:p>
          </table:table-cell>
          <table:table-cell office:value-type="float" office:value="0" table:formula="of:=IF([.D180]&lt;[.E180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date" office:date-value="2020-02-20T00:00:00" table:style-name="ce2">
            <text:p>20.02.2020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81]&gt;[.E181];1;0)" table:style-name="ce1">
            <text:p>1</text:p>
          </table:table-cell>
          <table:table-cell office:value-type="float" office:value="0" table:formula="of:=IF([.D181]&lt;[.E18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date" office:date-value="2020-02-20T00:00:00" table:style-name="ce2">
            <text:p>20.02.2020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82]&gt;[.E182];1;0)" table:style-name="ce1">
            <text:p>1</text:p>
          </table:table-cell>
          <table:table-cell office:value-type="float" office:value="0" table:formula="of:=IF([.D182]&lt;[.E182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date" office:date-value="2020-02-20T00:00:00" table:style-name="ce2">
            <text:p>20.02.2020</text:p>
          </table:table-cell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83]&gt;[.E183];1;0)" table:style-name="ce1">
            <text:p>1</text:p>
          </table:table-cell>
          <table:table-cell office:value-type="float" office:value="0" table:formula="of:=IF([.D183]&lt;[.E183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date" office:date-value="2020-02-24T00:00:00" table:style-name="ce2">
            <text:p>24.02.2020</text:p>
          </table:table-cell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84]&gt;[.E184];1;0)" table:style-name="ce1">
            <text:p>1</text:p>
          </table:table-cell>
          <table:table-cell office:value-type="float" office:value="0" table:formula="of:=IF([.D184]&lt;[.E184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date" office:date-value="2020-02-24T00:00:00" table:style-name="ce2">
            <text:p>24.02.2020</text:p>
          </table:table-cell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85]&gt;[.E185];1;0)" table:style-name="ce1">
            <text:p>1</text:p>
          </table:table-cell>
          <table:table-cell office:value-type="float" office:value="0" table:formula="of:=IF([.D185]&lt;[.E185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date" office:date-value="2020-02-24T00:00:00" table:style-name="ce2">
            <text:p>24.02.2020</text:p>
          </table:table-cell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86]&gt;[.E186];1;0)" table:style-name="ce1">
            <text:p>1</text:p>
          </table:table-cell>
          <table:table-cell office:value-type="float" office:value="0" table:formula="of:=IF([.D186]&lt;[.E186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date" office:date-value="2020-02-24T00:00:00" table:style-name="ce2">
            <text:p>24.02.2020</text:p>
          </table:table-cell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87]&gt;[.E187];1;0)" table:style-name="ce1">
            <text:p>1</text:p>
          </table:table-cell>
          <table:table-cell office:value-type="float" office:value="0" table:formula="of:=IF([.D187]&lt;[.E18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date" office:date-value="2020-02-24T00:00:00" table:style-name="ce2">
            <text:p>24.02.2020</text:p>
          </table:table-cell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88]&gt;[.E188];1;0)" table:style-name="ce1">
            <text:p>1</text:p>
          </table:table-cell>
          <table:table-cell office:value-type="float" office:value="0" table:formula="of:=IF([.D188]&lt;[.E188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date" office:date-value="2020-02-24T00:00:00" table:style-name="ce2">
            <text:p>24.02.2020</text:p>
          </table:table-cell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89]&gt;[.E189];1;0)" table:style-name="ce1">
            <text:p>0</text:p>
          </table:table-cell>
          <table:table-cell office:value-type="float" office:value="1" table:formula="of:=IF([.D189]&lt;[.E189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date" office:date-value="2020-02-28T00:00:00" table:style-name="ce2">
            <text:p>28.02.2020</text:p>
          </table:table-cell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90]&gt;[.E190];1;0)" table:style-name="ce1">
            <text:p>1</text:p>
          </table:table-cell>
          <table:table-cell office:value-type="float" office:value="0" table:formula="of:=IF([.D190]&lt;[.E190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date" office:date-value="2020-02-28T00:00:00" table:style-name="ce2">
            <text:p>28.02.202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91]&gt;[.E191];1;0)" table:style-name="ce1">
            <text:p>1</text:p>
          </table:table-cell>
          <table:table-cell office:value-type="float" office:value="0" table:formula="of:=IF([.D191]&lt;[.E19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date" office:date-value="2020-02-28T00:00:00" table:style-name="ce2">
            <text:p>28.02.2020</text:p>
          </table:table-cell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92]&gt;[.E192];1;0)" table:style-name="ce1">
            <text:p>0</text:p>
          </table:table-cell>
          <table:table-cell office:value-type="float" office:value="1" table:formula="of:=IF([.D192]&lt;[.E192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date" office:date-value="2020-02-28T00:00:00" table:style-name="ce2">
            <text:p>28.02.2020</text:p>
          </table:table-cell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93]&gt;[.E193];1;0)" table:style-name="ce1">
            <text:p>1</text:p>
          </table:table-cell>
          <table:table-cell office:value-type="float" office:value="0" table:formula="of:=IF([.D193]&lt;[.E193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date" office:date-value="2020-02-28T00:00:00" table:style-name="ce2">
            <text:p>28.02.2020</text:p>
          </table:table-cell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94]&gt;[.E194];1;0)" table:style-name="ce1">
            <text:p>0</text:p>
          </table:table-cell>
          <table:table-cell office:value-type="float" office:value="1" table:formula="of:=IF([.D194]&lt;[.E194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date" office:date-value="2020-03-01T00:00:00" table:style-name="ce2">
            <text:p>01.03.2020</text:p>
          </table:table-cell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95]&gt;[.E195];1;0)" table:style-name="ce1">
            <text:p>1</text:p>
          </table:table-cell>
          <table:table-cell office:value-type="float" office:value="0" table:formula="of:=IF([.D195]&lt;[.E195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date" office:date-value="2020-03-01T00:00:00" table:style-name="ce2">
            <text:p>01.03.2020</text:p>
          </table:table-cell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196]&gt;[.E196];1;0)" table:style-name="ce1">
            <text:p>1</text:p>
          </table:table-cell>
          <table:table-cell office:value-type="float" office:value="0" table:formula="of:=IF([.D196]&lt;[.E196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date" office:date-value="2020-03-01T00:00:00" table:style-name="ce2">
            <text:p>01.03.2020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197]&gt;[.E197];1;0)" table:style-name="ce1">
            <text:p>0</text:p>
          </table:table-cell>
          <table:table-cell office:value-type="float" office:value="1" table:formula="of:=IF([.D197]&lt;[.E197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date" office:date-value="2020-03-01T00:00:00" table:style-name="ce2">
            <text:p>01.03.2020</text:p>
          </table:table-cell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198]&gt;[.E198];1;0)" table:style-name="ce1">
            <text:p>1</text:p>
          </table:table-cell>
          <table:table-cell office:value-type="float" office:value="0" table:formula="of:=IF([.D198]&lt;[.E198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date" office:date-value="2020-03-01T00:00:00" table:style-name="ce2">
            <text:p>01.03.2020</text:p>
          </table:table-cell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199]&gt;[.E199];1;0)" table:style-name="ce1">
            <text:p>1</text:p>
          </table:table-cell>
          <table:table-cell office:value-type="float" office:value="0" table:formula="of:=IF([.D199]&lt;[.E199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date" office:date-value="2020-03-01T00:00:00" table:style-name="ce2">
            <text:p>01.03.2020</text:p>
          </table:table-cell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00]&gt;[.E200];1;0)" table:style-name="ce1">
            <text:p>0</text:p>
          </table:table-cell>
          <table:table-cell office:value-type="float" office:value="1" table:formula="of:=IF([.D200]&lt;[.E200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date" office:date-value="2020-03-05T00:00:00" table:style-name="ce2">
            <text:p>05.03.2020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01]&gt;[.E201];1;0)" table:style-name="ce1">
            <text:p>0</text:p>
          </table:table-cell>
          <table:table-cell office:value-type="float" office:value="1" table:formula="of:=IF([.D201]&lt;[.E201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date" office:date-value="2020-03-05T00:00:00" table:style-name="ce2">
            <text:p>05.03.2020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02]&gt;[.E202];1;0)" table:style-name="ce1">
            <text:p>0</text:p>
          </table:table-cell>
          <table:table-cell office:value-type="float" office:value="1" table:formula="of:=IF([.D202]&lt;[.E202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date" office:date-value="2020-03-05T00:00:00" table:style-name="ce2">
            <text:p>05.03.2020</text:p>
          </table:table-cell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203]&gt;[.E203];1;0)" table:style-name="ce1">
            <text:p>1</text:p>
          </table:table-cell>
          <table:table-cell office:value-type="float" office:value="0" table:formula="of:=IF([.D203]&lt;[.E203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date" office:date-value="2020-03-05T00:00:00" table:style-name="ce2">
            <text:p>05.03.2020</text:p>
          </table:table-cell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04]&gt;[.E204];1;0)" table:style-name="ce1">
            <text:p>0</text:p>
          </table:table-cell>
          <table:table-cell office:value-type="float" office:value="1" table:formula="of:=IF([.D204]&lt;[.E204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date" office:date-value="2020-03-05T00:00:00" table:style-name="ce2">
            <text:p>05.03.2020</text:p>
          </table:table-cell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205]&gt;[.E205];1;0)" table:style-name="ce1">
            <text:p>1</text:p>
          </table:table-cell>
          <table:table-cell office:value-type="float" office:value="0" table:formula="of:=IF([.D205]&lt;[.E205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date" office:date-value="2020-03-05T00:00:00" table:style-name="ce2">
            <text:p>05.03.202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06]&gt;[.E206];1;0)" table:style-name="ce1">
            <text:p>1</text:p>
          </table:table-cell>
          <table:table-cell office:value-type="float" office:value="0" table:formula="of:=IF([.D206]&lt;[.E206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date" office:date-value="2020-03-05T00:00:00" table:style-name="ce2">
            <text:p>05.03.2020</text:p>
          </table:table-cell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07]&gt;[.E207];1;0)" table:style-name="ce1">
            <text:p>0</text:p>
          </table:table-cell>
          <table:table-cell office:value-type="float" office:value="1" table:formula="of:=IF([.D207]&lt;[.E207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date" office:date-value="2020-03-10T00:00:00" table:style-name="ce2">
            <text:p>10.03.2020</text:p>
          </table:table-cell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08]&gt;[.E208];1;0)" table:style-name="ce1">
            <text:p>1</text:p>
          </table:table-cell>
          <table:table-cell office:value-type="float" office:value="0" table:formula="of:=IF([.D208]&lt;[.E208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date" office:date-value="2020-03-10T00:00:00" table:style-name="ce2">
            <text:p>10.03.2020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09]&gt;[.E209];1;0)" table:style-name="ce1">
            <text:p>0</text:p>
          </table:table-cell>
          <table:table-cell office:value-type="float" office:value="1" table:formula="of:=IF([.D209]&lt;[.E209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date" office:date-value="2020-03-10T00:00:00" table:style-name="ce2">
            <text:p>10.03.2020</text:p>
          </table:table-cell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10]&gt;[.E210];1;0)" table:style-name="ce1">
            <text:p>0</text:p>
          </table:table-cell>
          <table:table-cell office:value-type="float" office:value="1" table:formula="of:=IF([.D210]&lt;[.E210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date" office:date-value="2020-03-10T00:00:00" table:style-name="ce2">
            <text:p>10.03.2020</text:p>
          </table:table-cell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211]&gt;[.E211];1;0)" table:style-name="ce1">
            <text:p>1</text:p>
          </table:table-cell>
          <table:table-cell office:value-type="float" office:value="0" table:formula="of:=IF([.D211]&lt;[.E21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date" office:date-value="2020-03-10T00:00:00" table:style-name="ce2">
            <text:p>10.03.2020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12]&gt;[.E212];1;0)" table:style-name="ce1">
            <text:p>0</text:p>
          </table:table-cell>
          <table:table-cell office:value-type="float" office:value="1" table:formula="of:=IF([.D212]&lt;[.E212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date" office:date-value="2020-03-10T00:00:00" table:style-name="ce2">
            <text:p>10.03.2020</text:p>
          </table:table-cell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13]&gt;[.E213];1;0)" table:style-name="ce1">
            <text:p>0</text:p>
          </table:table-cell>
          <table:table-cell office:value-type="float" office:value="1" table:formula="of:=IF([.D213]&lt;[.E213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date" office:date-value="2020-03-10T00:00:00" table:style-name="ce2">
            <text:p>10.03.2020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14]&gt;[.E214];1;0)" table:style-name="ce1">
            <text:p>0</text:p>
          </table:table-cell>
          <table:table-cell office:value-type="float" office:value="1" table:formula="of:=IF([.D214]&lt;[.E214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date" office:date-value="2020-03-13T00:00:00" table:style-name="ce2">
            <text:p>13.03.2020</text:p>
          </table:table-cell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215]&gt;[.E215];1;0)" table:style-name="ce1">
            <text:p>1</text:p>
          </table:table-cell>
          <table:table-cell office:value-type="float" office:value="0" table:formula="of:=IF([.D215]&lt;[.E215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date" office:date-value="2020-03-13T00:00:00" table:style-name="ce2">
            <text:p>13.03.2020</text:p>
          </table:table-cell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216]&gt;[.E216];1;0)" table:style-name="ce1">
            <text:p>1</text:p>
          </table:table-cell>
          <table:table-cell office:value-type="float" office:value="0" table:formula="of:=IF([.D216]&lt;[.E216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date" office:date-value="2020-03-14T00:00:00" table:style-name="ce2">
            <text:p>14.03.2020</text:p>
          </table:table-cell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17]&gt;[.E217];1;0)" table:style-name="ce1">
            <text:p>1</text:p>
          </table:table-cell>
          <table:table-cell office:value-type="float" office:value="0" table:formula="of:=IF([.D217]&lt;[.E21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date" office:date-value="2020-03-17T00:00:00" table:style-name="ce2">
            <text:p>17.03.2020</text:p>
          </table:table-cell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18]&gt;[.E218];1;0)" table:style-name="ce1">
            <text:p>0</text:p>
          </table:table-cell>
          <table:table-cell office:value-type="float" office:value="1" table:formula="of:=IF([.D218]&lt;[.E218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date" office:date-value="2020-03-17T00:00:00" table:style-name="ce2">
            <text:p>17.03.2020</text:p>
          </table:table-cell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19]&gt;[.E219];1;0)" table:style-name="ce1">
            <text:p>0</text:p>
          </table:table-cell>
          <table:table-cell office:value-type="float" office:value="1" table:formula="of:=IF([.D219]&lt;[.E219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date" office:date-value="2020-03-17T00:00:00" table:style-name="ce2">
            <text:p>17.03.2020</text:p>
          </table:table-cell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20]&gt;[.E220];1;0)" table:style-name="ce1">
            <text:p>0</text:p>
          </table:table-cell>
          <table:table-cell office:value-type="float" office:value="1" table:formula="of:=IF([.D220]&lt;[.E220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date" office:date-value="2020-03-17T00:00:00" table:style-name="ce2">
            <text:p>17.03.2020</text:p>
          </table:table-cell>
          <table:table-cell office:value-type="float" office:value="107" table:style-name="ce1">
            <text:p>10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21]&gt;[.E221];1;0)" table:style-name="ce1">
            <text:p>1</text:p>
          </table:table-cell>
          <table:table-cell office:value-type="float" office:value="0" table:formula="of:=IF([.D221]&lt;[.E22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date" office:date-value="2020-03-17T00:00:00" table:style-name="ce2">
            <text:p>17.03.202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22]&gt;[.E222];1;0)" table:style-name="ce1">
            <text:p>0</text:p>
          </table:table-cell>
          <table:table-cell office:value-type="float" office:value="1" table:formula="of:=IF([.D222]&lt;[.E222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date" office:date-value="2020-03-18T00:00:00" table:style-name="ce2">
            <text:p>18.03.2020</text:p>
          </table:table-cell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223]&gt;[.E223];1;0)" table:style-name="ce1">
            <text:p>1</text:p>
          </table:table-cell>
          <table:table-cell office:value-type="float" office:value="0" table:formula="of:=IF([.D223]&lt;[.E223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date" office:date-value="2020-03-18T00:00:00" table:style-name="ce2">
            <text:p>18.03.2020</text:p>
          </table:table-cell>
          <table:table-cell office:value-type="float" office:value="113" table:style-name="ce1">
            <text:p>11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224]&gt;[.E224];1;0)" table:style-name="ce1">
            <text:p>1</text:p>
          </table:table-cell>
          <table:table-cell office:value-type="float" office:value="0" table:formula="of:=IF([.D224]&lt;[.E224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date" office:date-value="2020-03-21T00:00:00" table:style-name="ce2">
            <text:p>21.03.2020</text:p>
          </table:table-cell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225]&gt;[.E225];1;0)" table:style-name="ce1">
            <text:p>1</text:p>
          </table:table-cell>
          <table:table-cell office:value-type="float" office:value="0" table:formula="of:=IF([.D225]&lt;[.E225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date" office:date-value="2020-03-21T00:00:00" table:style-name="ce2">
            <text:p>21.03.2020</text:p>
          </table:table-cell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26]&gt;[.E226];1;0)" table:style-name="ce1">
            <text:p>1</text:p>
          </table:table-cell>
          <table:table-cell office:value-type="float" office:value="0" table:formula="of:=IF([.D226]&lt;[.E226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date" office:date-value="2020-03-21T00:00:00" table:style-name="ce2">
            <text:p>21.03.2020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27]&gt;[.E227];1;0)" table:style-name="ce1">
            <text:p>0</text:p>
          </table:table-cell>
          <table:table-cell office:value-type="float" office:value="1" table:formula="of:=IF([.D227]&lt;[.E227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date" office:date-value="2020-03-21T00:00:00" table:style-name="ce2">
            <text:p>21.03.2020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28]&gt;[.E228];1;0)" table:style-name="ce1">
            <text:p>0</text:p>
          </table:table-cell>
          <table:table-cell office:value-type="float" office:value="1" table:formula="of:=IF([.D228]&lt;[.E228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date" office:date-value="2020-03-21T00:00:00" table:style-name="ce2">
            <text:p>21.03.2020</text:p>
          </table:table-cell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29]&gt;[.E229];1;0)" table:style-name="ce1">
            <text:p>1</text:p>
          </table:table-cell>
          <table:table-cell office:value-type="float" office:value="0" table:formula="of:=IF([.D229]&lt;[.E229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date" office:date-value="2020-03-21T00:00:00" table:style-name="ce2">
            <text:p>21.03.2020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30]&gt;[.E230];1;0)" table:style-name="ce1">
            <text:p>1</text:p>
          </table:table-cell>
          <table:table-cell office:value-type="float" office:value="0" table:formula="of:=IF([.D230]&lt;[.E230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date" office:date-value="2020-03-24T00:00:00" table:style-name="ce2">
            <text:p>24.03.2020</text:p>
          </table:table-cell>
          <table:table-cell office:value-type="float" office:value="105" table:style-name="ce1">
            <text:p>10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31]&gt;[.E231];1;0)" table:style-name="ce1">
            <text:p>1</text:p>
          </table:table-cell>
          <table:table-cell office:value-type="float" office:value="0" table:formula="of:=IF([.D231]&lt;[.E23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date" office:date-value="2020-03-24T00:00:00" table:style-name="ce2">
            <text:p>24.03.2020</text:p>
          </table:table-cell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32]&gt;[.E232];1;0)" table:style-name="ce1">
            <text:p>0</text:p>
          </table:table-cell>
          <table:table-cell office:value-type="float" office:value="1" table:formula="of:=IF([.D232]&lt;[.E232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date" office:date-value="2020-03-24T00:00:00" table:style-name="ce2">
            <text:p>24.03.2020</text:p>
          </table:table-cell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33]&gt;[.E233];1;0)" table:style-name="ce1">
            <text:p>1</text:p>
          </table:table-cell>
          <table:table-cell office:value-type="float" office:value="0" table:formula="of:=IF([.D233]&lt;[.E233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date" office:date-value="2020-03-24T00:00:00" table:style-name="ce2">
            <text:p>24.03.2020</text:p>
          </table:table-cell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34]&gt;[.E234];1;0)" table:style-name="ce1">
            <text:p>1</text:p>
          </table:table-cell>
          <table:table-cell office:value-type="float" office:value="0" table:formula="of:=IF([.D234]&lt;[.E234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date" office:date-value="2020-03-24T00:00:00" table:style-name="ce2">
            <text:p>24.03.2020</text:p>
          </table:table-cell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235]&gt;[.E235];1;0)" table:style-name="ce1">
            <text:p>1</text:p>
          </table:table-cell>
          <table:table-cell office:value-type="float" office:value="0" table:formula="of:=IF([.D235]&lt;[.E235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date" office:date-value="2020-03-24T00:00:00" table:style-name="ce2">
            <text:p>24.03.2020</text:p>
          </table:table-cell>
          <table:table-cell office:value-type="float" office:value="113" table:style-name="ce1">
            <text:p>1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36]&gt;[.E236];1;0)" table:style-name="ce1">
            <text:p>1</text:p>
          </table:table-cell>
          <table:table-cell office:value-type="float" office:value="0" table:formula="of:=IF([.D236]&lt;[.E236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date" office:date-value="2020-03-25T00:00:00" table:style-name="ce2">
            <text:p>25.03.2020</text:p>
          </table:table-cell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37]&gt;[.E237];1;0)" table:style-name="ce1">
            <text:p>0</text:p>
          </table:table-cell>
          <table:table-cell office:value-type="float" office:value="1" table:formula="of:=IF([.D237]&lt;[.E237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date" office:date-value="2020-03-25T00:00:00" table:style-name="ce2">
            <text:p>25.03.2020</text:p>
          </table:table-cell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38]&gt;[.E238];1;0)" table:style-name="ce1">
            <text:p>0</text:p>
          </table:table-cell>
          <table:table-cell office:value-type="float" office:value="1" table:formula="of:=IF([.D238]&lt;[.E238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date" office:date-value="2020-03-25T00:00:00" table:style-name="ce2">
            <text:p>25.03.2020</text:p>
          </table:table-cell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39]&gt;[.E239];1;0)" table:style-name="ce1">
            <text:p>0</text:p>
          </table:table-cell>
          <table:table-cell office:value-type="float" office:value="1" table:formula="of:=IF([.D239]&lt;[.E239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date" office:date-value="2020-03-29T00:00:00" table:style-name="ce2">
            <text:p>29.03.2020</text:p>
          </table:table-cell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40]&gt;[.E240];1;0)" table:style-name="ce1">
            <text:p>1</text:p>
          </table:table-cell>
          <table:table-cell office:value-type="float" office:value="0" table:formula="of:=IF([.D240]&lt;[.E240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date" office:date-value="2020-03-29T00:00:00" table:style-name="ce2">
            <text:p>29.03.2020</text:p>
          </table:table-cell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41]&gt;[.E241];1;0)" table:style-name="ce1">
            <text:p>1</text:p>
          </table:table-cell>
          <table:table-cell office:value-type="float" office:value="0" table:formula="of:=IF([.D241]&lt;[.E24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date" office:date-value="2020-03-29T00:00:00" table:style-name="ce2">
            <text:p>29.03.2020</text:p>
          </table:table-cell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42]&gt;[.E242];1;0)" table:style-name="ce1">
            <text:p>1</text:p>
          </table:table-cell>
          <table:table-cell office:value-type="float" office:value="0" table:formula="of:=IF([.D242]&lt;[.E242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date" office:date-value="2020-03-29T00:00:00" table:style-name="ce2">
            <text:p>29.03.2020</text:p>
          </table:table-cell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43]&gt;[.E243];1;0)" table:style-name="ce1">
            <text:p>0</text:p>
          </table:table-cell>
          <table:table-cell office:value-type="float" office:value="1" table:formula="of:=IF([.D243]&lt;[.E243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date" office:date-value="2020-03-29T00:00:00" table:style-name="ce2">
            <text:p>29.03.2020</text:p>
          </table:table-cell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44]&gt;[.E244];1;0)" table:style-name="ce1">
            <text:p>0</text:p>
          </table:table-cell>
          <table:table-cell office:value-type="float" office:value="1" table:formula="of:=IF([.D244]&lt;[.E244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date" office:date-value="2020-03-31T00:00:00" table:style-name="ce2">
            <text:p>31.03.2020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45]&gt;[.E245];1;0)" table:style-name="ce1">
            <text:p>0</text:p>
          </table:table-cell>
          <table:table-cell office:value-type="float" office:value="1" table:formula="of:=IF([.D245]&lt;[.E245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date" office:date-value="2020-04-05T00:00:00" table:style-name="ce2">
            <text:p>05.04.2020</text:p>
          </table:table-cell>
          <table:table-cell office:value-type="float" office:value="115" table:style-name="ce1">
            <text:p>11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46]&gt;[.E246];1;0)" table:style-name="ce1">
            <text:p>0</text:p>
          </table:table-cell>
          <table:table-cell office:value-type="float" office:value="1" table:formula="of:=IF([.D246]&lt;[.E246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date" office:date-value="2020-04-10T00:00:00" table:style-name="ce2">
            <text:p>10.04.202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47]&gt;[.E247];1;0)" table:style-name="ce1">
            <text:p>0</text:p>
          </table:table-cell>
          <table:table-cell office:value-type="float" office:value="1" table:formula="of:=IF([.D247]&lt;[.E247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date" office:date-value="2020-04-10T00:00:00" table:style-name="ce2">
            <text:p>10.04.2020</text:p>
          </table:table-cell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48]&gt;[.E248];1;0)" table:style-name="ce1">
            <text:p>1</text:p>
          </table:table-cell>
          <table:table-cell office:value-type="float" office:value="0" table:formula="of:=IF([.D248]&lt;[.E248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date" office:date-value="2020-04-10T00:00:00" table:style-name="ce2">
            <text:p>10.04.2020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49]&gt;[.E249];1;0)" table:style-name="ce1">
            <text:p>0</text:p>
          </table:table-cell>
          <table:table-cell office:value-type="float" office:value="1" table:formula="of:=IF([.D249]&lt;[.E249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date" office:date-value="2020-04-10T00:00:00" table:style-name="ce2">
            <text:p>10.04.2020</text:p>
          </table:table-cell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50]&gt;[.E250];1;0)" table:style-name="ce1">
            <text:p>0</text:p>
          </table:table-cell>
          <table:table-cell office:value-type="float" office:value="1" table:formula="of:=IF([.D250]&lt;[.E250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date" office:date-value="2020-04-13T00:00:00" table:style-name="ce2">
            <text:p>13.04.2020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51]&gt;[.E251];1;0)" table:style-name="ce1">
            <text:p>0</text:p>
          </table:table-cell>
          <table:table-cell office:value-type="float" office:value="1" table:formula="of:=IF([.D251]&lt;[.E251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date" office:date-value="2020-04-13T00:00:00" table:style-name="ce2">
            <text:p>13.04.2020</text:p>
          </table:table-cell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52]&gt;[.E252];1;0)" table:style-name="ce1">
            <text:p>1</text:p>
          </table:table-cell>
          <table:table-cell office:value-type="float" office:value="0" table:formula="of:=IF([.D252]&lt;[.E252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date" office:date-value="2020-04-13T00:00:00" table:style-name="ce2">
            <text:p>13.04.2020</text:p>
          </table:table-cell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53]&gt;[.E253];1;0)" table:style-name="ce1">
            <text:p>1</text:p>
          </table:table-cell>
          <table:table-cell office:value-type="float" office:value="0" table:formula="of:=IF([.D253]&lt;[.E253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date" office:date-value="2020-04-13T00:00:00" table:style-name="ce2">
            <text:p>13.04.2020</text:p>
          </table:table-cell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54]&gt;[.E254];1;0)" table:style-name="ce1">
            <text:p>1</text:p>
          </table:table-cell>
          <table:table-cell office:value-type="float" office:value="0" table:formula="of:=IF([.D254]&lt;[.E254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date" office:date-value="2020-04-13T00:00:00" table:style-name="ce2">
            <text:p>13.04.2020</text:p>
          </table:table-cell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55]&gt;[.E255];1;0)" table:style-name="ce1">
            <text:p>0</text:p>
          </table:table-cell>
          <table:table-cell office:value-type="float" office:value="1" table:formula="of:=IF([.D255]&lt;[.E255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date" office:date-value="2020-04-13T00:00:00" table:style-name="ce2">
            <text:p>13.04.2020</text:p>
          </table:table-cell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56]&gt;[.E256];1;0)" table:style-name="ce1">
            <text:p>0</text:p>
          </table:table-cell>
          <table:table-cell office:value-type="float" office:value="1" table:formula="of:=IF([.D256]&lt;[.E256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date" office:date-value="2020-04-14T00:00:00" table:style-name="ce2">
            <text:p>14.04.2020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257]&gt;[.E257];1;0)" table:style-name="ce1">
            <text:p>1</text:p>
          </table:table-cell>
          <table:table-cell office:value-type="float" office:value="0" table:formula="of:=IF([.D257]&lt;[.E25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date" office:date-value="2020-04-14T00:00:00" table:style-name="ce2">
            <text:p>14.04.2020</text:p>
          </table:table-cell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58]&gt;[.E258];1;0)" table:style-name="ce1">
            <text:p>1</text:p>
          </table:table-cell>
          <table:table-cell office:value-type="float" office:value="0" table:formula="of:=IF([.D258]&lt;[.E258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date" office:date-value="2020-04-14T00:00:00" table:style-name="ce2">
            <text:p>14.04.2020</text:p>
          </table:table-cell>
          <table:table-cell office:value-type="float" office:value="113" table:style-name="ce1">
            <text:p>11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259]&gt;[.E259];1;0)" table:style-name="ce1">
            <text:p>1</text:p>
          </table:table-cell>
          <table:table-cell office:value-type="float" office:value="0" table:formula="of:=IF([.D259]&lt;[.E259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date" office:date-value="2020-04-14T00:00:00" table:style-name="ce2">
            <text:p>14.04.2020</text:p>
          </table:table-cell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60]&gt;[.E260];1;0)" table:style-name="ce1">
            <text:p>1</text:p>
          </table:table-cell>
          <table:table-cell office:value-type="float" office:value="0" table:formula="of:=IF([.D260]&lt;[.E260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date" office:date-value="2020-04-17T00:00:00" table:style-name="ce2">
            <text:p>17.04.2020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61]&gt;[.E261];1;0)" table:style-name="ce1">
            <text:p>0</text:p>
          </table:table-cell>
          <table:table-cell office:value-type="float" office:value="1" table:formula="of:=IF([.D261]&lt;[.E261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date" office:date-value="2020-04-17T00:00:00" table:style-name="ce2">
            <text:p>17.04.202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62]&gt;[.E262];1;0)" table:style-name="ce1">
            <text:p>0</text:p>
          </table:table-cell>
          <table:table-cell office:value-type="float" office:value="1" table:formula="of:=IF([.D262]&lt;[.E262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date" office:date-value="2020-04-17T00:00:00" table:style-name="ce2">
            <text:p>17.04.2020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63]&gt;[.E263];1;0)" table:style-name="ce1">
            <text:p>1</text:p>
          </table:table-cell>
          <table:table-cell office:value-type="float" office:value="0" table:formula="of:=IF([.D263]&lt;[.E263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date" office:date-value="2020-04-17T00:00:00" table:style-name="ce2">
            <text:p>17.04.2020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64]&gt;[.E264];1;0)" table:style-name="ce1">
            <text:p>0</text:p>
          </table:table-cell>
          <table:table-cell office:value-type="float" office:value="1" table:formula="of:=IF([.D264]&lt;[.E264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date" office:date-value="2020-04-17T00:00:00" table:style-name="ce2">
            <text:p>17.04.2020</text:p>
          </table:table-cell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65]&gt;[.E265];1;0)" table:style-name="ce1">
            <text:p>0</text:p>
          </table:table-cell>
          <table:table-cell office:value-type="float" office:value="1" table:formula="of:=IF([.D265]&lt;[.E265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date" office:date-value="2020-04-17T00:00:00" table:style-name="ce2">
            <text:p>17.04.2020</text:p>
          </table:table-cell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266]&gt;[.E266];1;0)" table:style-name="ce1">
            <text:p>1</text:p>
          </table:table-cell>
          <table:table-cell office:value-type="float" office:value="0" table:formula="of:=IF([.D266]&lt;[.E266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date" office:date-value="2020-04-18T00:00:00" table:style-name="ce2">
            <text:p>18.04.2020</text:p>
          </table:table-cell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67]&gt;[.E267];1;0)" table:style-name="ce1">
            <text:p>1</text:p>
          </table:table-cell>
          <table:table-cell office:value-type="float" office:value="0" table:formula="of:=IF([.D267]&lt;[.E26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date" office:date-value="2020-04-18T00:00:00" table:style-name="ce2">
            <text:p>18.04.2020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68]&gt;[.E268];1;0)" table:style-name="ce1">
            <text:p>0</text:p>
          </table:table-cell>
          <table:table-cell office:value-type="float" office:value="1" table:formula="of:=IF([.D268]&lt;[.E268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date" office:date-value="2020-04-18T00:00:00" table:style-name="ce2">
            <text:p>18.04.2020</text:p>
          </table:table-cell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69]&gt;[.E269];1;0)" table:style-name="ce1">
            <text:p>1</text:p>
          </table:table-cell>
          <table:table-cell office:value-type="float" office:value="0" table:formula="of:=IF([.D269]&lt;[.E269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date" office:date-value="2020-04-18T00:00:00" table:style-name="ce2">
            <text:p>18.04.2020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70]&gt;[.E270];1;0)" table:style-name="ce1">
            <text:p>1</text:p>
          </table:table-cell>
          <table:table-cell office:value-type="float" office:value="0" table:formula="of:=IF([.D270]&lt;[.E270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date" office:date-value="2020-04-18T00:00:00" table:style-name="ce2">
            <text:p>18.04.2020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71]&gt;[.E271];1;0)" table:style-name="ce1">
            <text:p>0</text:p>
          </table:table-cell>
          <table:table-cell office:value-type="float" office:value="1" table:formula="of:=IF([.D271]&lt;[.E271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date" office:date-value="2020-04-21T00:00:00" table:style-name="ce2">
            <text:p>21.04.2020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72]&gt;[.E272];1;0)" table:style-name="ce1">
            <text:p>1</text:p>
          </table:table-cell>
          <table:table-cell office:value-type="float" office:value="0" table:formula="of:=IF([.D272]&lt;[.E272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date" office:date-value="2020-04-21T00:00:00" table:style-name="ce2">
            <text:p>21.04.2020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73]&gt;[.E273];1;0)" table:style-name="ce1">
            <text:p>0</text:p>
          </table:table-cell>
          <table:table-cell office:value-type="float" office:value="1" table:formula="of:=IF([.D273]&lt;[.E273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date" office:date-value="2020-04-21T00:00:00" table:style-name="ce2">
            <text:p>21.04.2020</text:p>
          </table:table-cell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74]&gt;[.E274];1;0)" table:style-name="ce1">
            <text:p>0</text:p>
          </table:table-cell>
          <table:table-cell office:value-type="float" office:value="1" table:formula="of:=IF([.D274]&lt;[.E274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date" office:date-value="2020-04-21T00:00:00" table:style-name="ce2">
            <text:p>21.04.2020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75]&gt;[.E275];1;0)" table:style-name="ce1">
            <text:p>0</text:p>
          </table:table-cell>
          <table:table-cell office:value-type="float" office:value="1" table:formula="of:=IF([.D275]&lt;[.E275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date" office:date-value="2020-04-21T00:00:00" table:style-name="ce2">
            <text:p>21.04.2020</text:p>
          </table:table-cell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76]&gt;[.E276];1;0)" table:style-name="ce1">
            <text:p>0</text:p>
          </table:table-cell>
          <table:table-cell office:value-type="float" office:value="1" table:formula="of:=IF([.D276]&lt;[.E276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date" office:date-value="2020-04-26T00:00:00" table:style-name="ce2">
            <text:p>26.04.2020</text:p>
          </table:table-cell>
          <table:table-cell office:value-type="float" office:value="117" table:style-name="ce1">
            <text:p>1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277]&gt;[.E277];1;0)" table:style-name="ce1">
            <text:p>1</text:p>
          </table:table-cell>
          <table:table-cell office:value-type="float" office:value="0" table:formula="of:=IF([.D277]&lt;[.E27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date" office:date-value="2020-04-26T00:00:00" table:style-name="ce2">
            <text:p>26.04.2020</text:p>
          </table:table-cell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78]&gt;[.E278];1;0)" table:style-name="ce1">
            <text:p>0</text:p>
          </table:table-cell>
          <table:table-cell office:value-type="float" office:value="1" table:formula="of:=IF([.D278]&lt;[.E278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date" office:date-value="2020-04-26T00:00:00" table:style-name="ce2">
            <text:p>26.04.2020</text:p>
          </table:table-cell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79]&gt;[.E279];1;0)" table:style-name="ce1">
            <text:p>1</text:p>
          </table:table-cell>
          <table:table-cell office:value-type="float" office:value="0" table:formula="of:=IF([.D279]&lt;[.E279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date" office:date-value="2020-04-26T00:00:00" table:style-name="ce2">
            <text:p>26.04.2020</text:p>
          </table:table-cell>
          <table:table-cell office:value-type="float" office:value="108" table:style-name="ce1">
            <text:p>10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80]&gt;[.E280];1;0)" table:style-name="ce1">
            <text:p>0</text:p>
          </table:table-cell>
          <table:table-cell office:value-type="float" office:value="1" table:formula="of:=IF([.D280]&lt;[.E280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date" office:date-value="2020-04-26T00:00:00" table:style-name="ce2">
            <text:p>26.04.2020</text:p>
          </table:table-cell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81]&gt;[.E281];1;0)" table:style-name="ce1">
            <text:p>0</text:p>
          </table:table-cell>
          <table:table-cell office:value-type="float" office:value="1" table:formula="of:=IF([.D281]&lt;[.E281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date" office:date-value="2020-04-26T00:00:00" table:style-name="ce2">
            <text:p>26.04.2020</text:p>
          </table:table-cell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82]&gt;[.E282];1;0)" table:style-name="ce1">
            <text:p>0</text:p>
          </table:table-cell>
          <table:table-cell office:value-type="float" office:value="1" table:formula="of:=IF([.D282]&lt;[.E282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date" office:date-value="2020-05-01T00:00:00" table:style-name="ce2">
            <text:p>01.05.2020</text:p>
          </table:table-cell>
          <table:table-cell office:value-type="float" office:value="104" table:style-name="ce1">
            <text:p>10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83]&gt;[.E283];1;0)" table:style-name="ce1">
            <text:p>0</text:p>
          </table:table-cell>
          <table:table-cell office:value-type="float" office:value="1" table:formula="of:=IF([.D283]&lt;[.E283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date" office:date-value="2020-05-01T00:00:00" table:style-name="ce2">
            <text:p>01.05.2020</text:p>
          </table:table-cell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84]&gt;[.E284];1;0)" table:style-name="ce1">
            <text:p>0</text:p>
          </table:table-cell>
          <table:table-cell office:value-type="float" office:value="1" table:formula="of:=IF([.D284]&lt;[.E284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date" office:date-value="2020-05-01T00:00:00" table:style-name="ce2">
            <text:p>01.05.2020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85]&gt;[.E285];1;0)" table:style-name="ce1">
            <text:p>0</text:p>
          </table:table-cell>
          <table:table-cell office:value-type="float" office:value="1" table:formula="of:=IF([.D285]&lt;[.E285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date" office:date-value="2020-05-01T00:00:00" table:style-name="ce2">
            <text:p>01.05.2020</text:p>
          </table:table-cell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286]&gt;[.E286];1;0)" table:style-name="ce1">
            <text:p>1</text:p>
          </table:table-cell>
          <table:table-cell office:value-type="float" office:value="0" table:formula="of:=IF([.D286]&lt;[.E286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date" office:date-value="2020-05-01T00:00:00" table:style-name="ce2">
            <text:p>01.05.2020</text:p>
          </table:table-cell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287]&gt;[.E287];1;0)" table:style-name="ce1">
            <text:p>1</text:p>
          </table:table-cell>
          <table:table-cell office:value-type="float" office:value="0" table:formula="of:=IF([.D287]&lt;[.E28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date" office:date-value="2020-05-06T00:00:00" table:style-name="ce2">
            <text:p>06.05.2020</text:p>
          </table:table-cell>
          <table:table-cell office:value-type="float" office:value="104" table:style-name="ce1">
            <text:p>10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88]&gt;[.E288];1;0)" table:style-name="ce1">
            <text:p>0</text:p>
          </table:table-cell>
          <table:table-cell office:value-type="float" office:value="1" table:formula="of:=IF([.D288]&lt;[.E288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date" office:date-value="2020-05-06T00:00:00" table:style-name="ce2">
            <text:p>06.05.2020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89]&gt;[.E289];1;0)" table:style-name="ce1">
            <text:p>1</text:p>
          </table:table-cell>
          <table:table-cell office:value-type="float" office:value="0" table:formula="of:=IF([.D289]&lt;[.E289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date" office:date-value="2020-05-06T00:00:00" table:style-name="ce2">
            <text:p>06.05.2020</text:p>
          </table:table-cell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90]&gt;[.E290];1;0)" table:style-name="ce1">
            <text:p>0</text:p>
          </table:table-cell>
          <table:table-cell office:value-type="float" office:value="1" table:formula="of:=IF([.D290]&lt;[.E290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date" office:date-value="2020-05-06T00:00:00" table:style-name="ce2">
            <text:p>06.05.2020</text:p>
          </table:table-cell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291]&gt;[.E291];1;0)" table:style-name="ce1">
            <text:p>1</text:p>
          </table:table-cell>
          <table:table-cell office:value-type="float" office:value="0" table:formula="of:=IF([.D291]&lt;[.E29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date" office:date-value="2020-05-06T00:00:00" table:style-name="ce2">
            <text:p>06.05.2020</text:p>
          </table:table-cell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92]&gt;[.E292];1;0)" table:style-name="ce1">
            <text:p>0</text:p>
          </table:table-cell>
          <table:table-cell office:value-type="float" office:value="1" table:formula="of:=IF([.D292]&lt;[.E292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date" office:date-value="2020-05-06T00:00:00" table:style-name="ce2">
            <text:p>06.05.2020</text:p>
          </table:table-cell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93]&gt;[.E293];1;0)" table:style-name="ce1">
            <text:p>0</text:p>
          </table:table-cell>
          <table:table-cell office:value-type="float" office:value="1" table:formula="of:=IF([.D293]&lt;[.E293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date" office:date-value="2020-05-06T00:00:00" table:style-name="ce2">
            <text:p>06.05.2020</text:p>
          </table:table-cell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94]&gt;[.E294];1;0)" table:style-name="ce1">
            <text:p>1</text:p>
          </table:table-cell>
          <table:table-cell office:value-type="float" office:value="0" table:formula="of:=IF([.D294]&lt;[.E294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date" office:date-value="2020-05-10T00:00:00" table:style-name="ce2">
            <text:p>10.05.2020</text:p>
          </table:table-cell>
          <table:table-cell office:value-type="float" office:value="102" table:style-name="ce1">
            <text:p>1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95]&gt;[.E295];1;0)" table:style-name="ce1">
            <text:p>0</text:p>
          </table:table-cell>
          <table:table-cell office:value-type="float" office:value="1" table:formula="of:=IF([.D295]&lt;[.E295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date" office:date-value="2020-05-10T00:00:00" table:style-name="ce2">
            <text:p>10.05.2020</text:p>
          </table:table-cell>
          <table:table-cell office:value-type="float" office:value="119" table:style-name="ce1">
            <text:p>11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96]&gt;[.E296];1;0)" table:style-name="ce1">
            <text:p>0</text:p>
          </table:table-cell>
          <table:table-cell office:value-type="float" office:value="1" table:formula="of:=IF([.D296]&lt;[.E296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date" office:date-value="2020-05-10T00:00:00" table:style-name="ce2">
            <text:p>10.05.2020</text:p>
          </table:table-cell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297]&gt;[.E297];1;0)" table:style-name="ce1">
            <text:p>1</text:p>
          </table:table-cell>
          <table:table-cell office:value-type="float" office:value="0" table:formula="of:=IF([.D297]&lt;[.E29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date" office:date-value="2020-05-10T00:00:00" table:style-name="ce2">
            <text:p>10.05.2020</text:p>
          </table:table-cell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98]&gt;[.E298];1;0)" table:style-name="ce1">
            <text:p>0</text:p>
          </table:table-cell>
          <table:table-cell office:value-type="float" office:value="1" table:formula="of:=IF([.D298]&lt;[.E298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date" office:date-value="2020-05-10T00:00:00" table:style-name="ce2">
            <text:p>10.05.2020</text:p>
          </table:table-cell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299]&gt;[.E299];1;0)" table:style-name="ce1">
            <text:p>0</text:p>
          </table:table-cell>
          <table:table-cell office:value-type="float" office:value="1" table:formula="of:=IF([.D299]&lt;[.E299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date" office:date-value="2020-05-10T00:00:00" table:style-name="ce2">
            <text:p>10.05.2020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300]&gt;[.E300];1;0)" table:style-name="ce1">
            <text:p>1</text:p>
          </table:table-cell>
          <table:table-cell office:value-type="float" office:value="0" table:formula="of:=IF([.D300]&lt;[.E300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date" office:date-value="2020-05-14T00:00:00" table:style-name="ce2">
            <text:p>14.05.2020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01]&gt;[.E301];1;0)" table:style-name="ce1">
            <text:p>0</text:p>
          </table:table-cell>
          <table:table-cell office:value-type="float" office:value="1" table:formula="of:=IF([.D301]&lt;[.E301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date" office:date-value="2020-05-18T00:00:00" table:style-name="ce2">
            <text:p>18.05.2020</text:p>
          </table:table-cell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02]&gt;[.E302];1;0)" table:style-name="ce1">
            <text:p>0</text:p>
          </table:table-cell>
          <table:table-cell office:value-type="float" office:value="1" table:formula="of:=IF([.D302]&lt;[.E302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date" office:date-value="2020-05-18T00:00:00" table:style-name="ce2">
            <text:p>18.05.2020</text:p>
          </table:table-cell>
          <table:table-cell office:value-type="float" office:value="104" table:style-name="ce1">
            <text:p>10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03]&gt;[.E303];1;0)" table:style-name="ce1">
            <text:p>0</text:p>
          </table:table-cell>
          <table:table-cell office:value-type="float" office:value="1" table:formula="of:=IF([.D303]&lt;[.E303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date" office:date-value="2020-05-18T00:00:00" table:style-name="ce2">
            <text:p>18.05.2020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04]&gt;[.E304];1;0)" table:style-name="ce1">
            <text:p>0</text:p>
          </table:table-cell>
          <table:table-cell office:value-type="float" office:value="1" table:formula="of:=IF([.D304]&lt;[.E304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date" office:date-value="2020-05-18T00:00:00" table:style-name="ce2">
            <text:p>18.05.2020</text:p>
          </table:table-cell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05]&gt;[.E305];1;0)" table:style-name="ce1">
            <text:p>0</text:p>
          </table:table-cell>
          <table:table-cell office:value-type="float" office:value="1" table:formula="of:=IF([.D305]&lt;[.E305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date" office:date-value="2020-05-18T00:00:00" table:style-name="ce2">
            <text:p>18.05.2020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06]&gt;[.E306];1;0)" table:style-name="ce1">
            <text:p>0</text:p>
          </table:table-cell>
          <table:table-cell office:value-type="float" office:value="1" table:formula="of:=IF([.D306]&lt;[.E306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date" office:date-value="2020-05-23T00:00:00" table:style-name="ce2">
            <text:p>23.05.2020</text:p>
          </table:table-cell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307]&gt;[.E307];1;0)" table:style-name="ce1">
            <text:p>1</text:p>
          </table:table-cell>
          <table:table-cell office:value-type="float" office:value="0" table:formula="of:=IF([.D307]&lt;[.E307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date" office:date-value="2020-05-23T00:00:00" table:style-name="ce2">
            <text:p>23.05.2020</text:p>
          </table:table-cell>
          <table:table-cell office:value-type="float" office:value="113" table:style-name="ce1">
            <text:p>11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08]&gt;[.E308];1;0)" table:style-name="ce1">
            <text:p>0</text:p>
          </table:table-cell>
          <table:table-cell office:value-type="float" office:value="1" table:formula="of:=IF([.D308]&lt;[.E308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date" office:date-value="2020-05-23T00:00:00" table:style-name="ce2">
            <text:p>23.05.2020</text:p>
          </table:table-cell>
          <table:table-cell office:value-type="float" office:value="117" table:style-name="ce1">
            <text:p>1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309]&gt;[.E309];1;0)" table:style-name="ce1">
            <text:p>1</text:p>
          </table:table-cell>
          <table:table-cell office:value-type="float" office:value="0" table:formula="of:=IF([.D309]&lt;[.E309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date" office:date-value="2020-05-23T00:00:00" table:style-name="ce2">
            <text:p>23.05.2020</text:p>
          </table:table-cell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10]&gt;[.E310];1;0)" table:style-name="ce1">
            <text:p>0</text:p>
          </table:table-cell>
          <table:table-cell office:value-type="float" office:value="1" table:formula="of:=IF([.D310]&lt;[.E310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date" office:date-value="2020-05-23T00:00:00" table:style-name="ce2">
            <text:p>23.05.2020</text:p>
          </table:table-cell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11]&gt;[.E311];1;0)" table:style-name="ce1">
            <text:p>0</text:p>
          </table:table-cell>
          <table:table-cell office:value-type="float" office:value="1" table:formula="of:=IF([.D311]&lt;[.E311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date" office:date-value="2020-05-27T00:00:00" table:style-name="ce2">
            <text:p>27.05.2020</text:p>
          </table:table-cell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12]&gt;[.E312];1;0)" table:style-name="ce1">
            <text:p>0</text:p>
          </table:table-cell>
          <table:table-cell office:value-type="float" office:value="1" table:formula="of:=IF([.D312]&lt;[.E312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date" office:date-value="2020-05-27T00:00:00" table:style-name="ce2">
            <text:p>27.05.2020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13]&gt;[.E313];1;0)" table:style-name="ce1">
            <text:p>0</text:p>
          </table:table-cell>
          <table:table-cell office:value-type="float" office:value="1" table:formula="of:=IF([.D313]&lt;[.E313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date" office:date-value="2020-05-27T00:00:00" table:style-name="ce2">
            <text:p>27.05.2020</text:p>
          </table:table-cell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14]&gt;[.E314];1;0)" table:style-name="ce1">
            <text:p>0</text:p>
          </table:table-cell>
          <table:table-cell office:value-type="float" office:value="1" table:formula="of:=IF([.D314]&lt;[.E314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date" office:date-value="2020-05-27T00:00:00" table:style-name="ce2">
            <text:p>27.05.2020</text:p>
          </table:table-cell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15]&gt;[.E315];1;0)" table:style-name="ce1">
            <text:p>0</text:p>
          </table:table-cell>
          <table:table-cell office:value-type="float" office:value="1" table:formula="of:=IF([.D315]&lt;[.E315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date" office:date-value="2020-05-28T00:00:00" table:style-name="ce2">
            <text:p>28.05.2020</text:p>
          </table:table-cell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16]&gt;[.E316];1;0)" table:style-name="ce1">
            <text:p>0</text:p>
          </table:table-cell>
          <table:table-cell office:value-type="float" office:value="1" table:formula="of:=IF([.D316]&lt;[.E316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date" office:date-value="2020-05-28T00:00:00" table:style-name="ce2">
            <text:p>28.05.2020</text:p>
          </table:table-cell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17]&gt;[.E317];1;0)" table:style-name="ce1">
            <text:p>0</text:p>
          </table:table-cell>
          <table:table-cell office:value-type="float" office:value="1" table:formula="of:=IF([.D317]&lt;[.E317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date" office:date-value="2020-05-28T00:00:00" table:style-name="ce2">
            <text:p>28.05.2020</text:p>
          </table:table-cell>
          <table:table-cell office:value-type="float" office:value="102" table:style-name="ce1">
            <text:p>1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18]&gt;[.E318];1;0)" table:style-name="ce1">
            <text:p>0</text:p>
          </table:table-cell>
          <table:table-cell office:value-type="float" office:value="1" table:formula="of:=IF([.D318]&lt;[.E318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date" office:date-value="2020-05-28T00:00:00" table:style-name="ce2">
            <text:p>28.05.2020</text:p>
          </table:table-cell>
          <table:table-cell office:value-type="float" office:value="113" table:style-name="ce1">
            <text:p>11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19]&gt;[.E319];1;0)" table:style-name="ce1">
            <text:p>0</text:p>
          </table:table-cell>
          <table:table-cell office:value-type="float" office:value="1" table:formula="of:=IF([.D319]&lt;[.E319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date" office:date-value="2020-05-28T00:00:00" table:style-name="ce2">
            <text:p>28.05.2020</text:p>
          </table:table-cell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IF([.D320]&gt;[.E320];1;0)" table:style-name="ce1">
            <text:p>1</text:p>
          </table:table-cell>
          <table:table-cell office:value-type="float" office:value="0" table:formula="of:=IF([.D320]&lt;[.E320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date" office:date-value="2020-05-28T00:00:00" table:style-name="ce2">
            <text:p>28.05.2020</text:p>
          </table:table-cell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321]&gt;[.E321];1;0)" table:style-name="ce1">
            <text:p>1</text:p>
          </table:table-cell>
          <table:table-cell office:value-type="float" office:value="0" table:formula="of:=IF([.D321]&lt;[.E321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date" office:date-value="2020-05-28T00:00:00" table:style-name="ce2">
            <text:p>28.05.2020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22]&gt;[.E322];1;0)" table:style-name="ce1">
            <text:p>0</text:p>
          </table:table-cell>
          <table:table-cell office:value-type="float" office:value="1" table:formula="of:=IF([.D322]&lt;[.E322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date" office:date-value="2020-05-29T00:00:00" table:style-name="ce2">
            <text:p>29.05.2020</text:p>
          </table:table-cell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IF([.D323]&gt;[.E323];1;0)" table:style-name="ce1">
            <text:p>1</text:p>
          </table:table-cell>
          <table:table-cell office:value-type="float" office:value="0" table:formula="of:=IF([.D323]&lt;[.E323];1;0)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date" office:date-value="2020-05-29T00:00:00" table:style-name="ce2">
            <text:p>29.05.2020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formula="of:=IF([.D324]&gt;[.E324];1;0)" table:style-name="ce1">
            <text:p>0</text:p>
          </table:table-cell>
          <table:table-cell office:value-type="float" office:value="1" table:formula="of:=IF([.D324]&lt;[.E324];1;0)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date" office:date-value="2020-05-29T00:00:00" table:style-name="ce2">
            <text:p>29.05.2020</text:p>
          </table:table-cell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IF([.D325]&gt;[.E325];1;0)" table:style-name="ce1">
            <text:p>1</text:p>
          </table:table-cell>
          <table:table-cell office:value-type="float" office:value="0" table:formula="of:=IF([.D325]&lt;[.E325];1;0)" table:style-name="ce1">
            <text:p>0</text:p>
          </table:table-cell>
          <table:table-cell table:number-columns-repeated="16377"/>
        </table:table-row>
        <table:table-row table:number-rows-repeated="1048251" table:style-name="ro1">
          <table:table-cell table:number-columns-repeated="16384"/>
        </table:table-row>
      </table:table>
      <table:table table:name="kluby" table:style-name="ta2"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Id_klubu</text:p>
          </table:table-cell>
          <table:table-cell office:value-type="string" table:style-name="ce1">
            <text:p>Nazwa</text:p>
          </table:table-cell>
          <table:table-cell office:value-type="string" table:style-name="ce1">
            <text:p>Miasto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Sfinks</text:p>
          </table:table-cell>
          <table:table-cell office:value-type="string" table:style-name="ce3">
            <text:p>Szymbark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Zenit</text:p>
          </table:table-cell>
          <table:table-cell office:value-type="string" table:style-name="ce3">
            <text:p>Licowo<text:s/>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Victoria</text:p>
          </table:table-cell>
          <table:table-cell office:value-type="string" table:style-name="ce3">
            <text:p>Radelko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Zjednoczeni</text:p>
          </table:table-cell>
          <table:table-cell office:value-type="string" table:style-name="ce3">
            <text:p>Kukurykow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Gwardia</text:p>
          </table:table-cell>
          <table:table-cell office:value-type="string" table:style-name="ce3">
            <text:p>Sadelko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Olimpia</text:p>
          </table:table-cell>
          <table:table-cell office:value-type="string" table:style-name="ce3">
            <text:p>Orecin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3">
            <text:p>Pitagor</text:p>
          </table:table-cell>
          <table:table-cell office:value-type="string" table:style-name="ce3">
            <text:p>Barylkowo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3">
            <text:p>Erytra</text:p>
          </table:table-cell>
          <table:table-cell office:value-type="string" table:style-name="ce3">
            <text:p>Kukurykow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Stolar</text:p>
          </table:table-cell>
          <table:table-cell office:value-type="string" table:style-name="ce3">
            <text:p>Wiralow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3">
            <text:p>Astecja</text:p>
          </table:table-cell>
          <table:table-cell office:value-type="string" table:style-name="ce3">
            <text:p>Rezkow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3">
            <text:p>Bradownia</text:p>
          </table:table-cell>
          <table:table-cell office:value-type="string" table:style-name="ce3">
            <text:p>Preziowo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Librac</text:p>
          </table:table-cell>
          <table:table-cell office:value-type="string" table:style-name="ce3">
            <text:p>Kielkowo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Spirca</text:p>
          </table:table-cell>
          <table:table-cell office:value-type="string" table:style-name="ce3">
            <text:p>Lewkowo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Huraganer</text:p>
          </table:table-cell>
          <table:table-cell office:value-type="string" table:style-name="ce3">
            <text:p>Szymbark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Warna</text:p>
          </table:table-cell>
          <table:table-cell office:value-type="string" table:style-name="ce3">
            <text:p>Wiralow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3">
            <text:p>Malta</text:p>
          </table:table-cell>
          <table:table-cell office:value-type="string" table:style-name="ce3">
            <text:p>Bialowo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Sitarka</text:p>
          </table:table-cell>
          <table:table-cell office:value-type="string" table:style-name="ce3">
            <text:p>Koszalkowo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3">
            <text:p>Waleczni</text:p>
          </table:table-cell>
          <table:table-cell office:value-type="string" table:style-name="ce3">
            <text:p>Preziowo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Dynamo</text:p>
          </table:table-cell>
          <table:table-cell office:value-type="string" table:style-name="ce3">
            <text:p>Gorkowo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3">
            <text:p>Libero</text:p>
          </table:table-cell>
          <table:table-cell office:value-type="string" table:style-name="ce3">
            <text:p>Warkowo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Arkusz1" table:style-name="ta1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mecze.A1:mecze.G325" table:name="mecze" table:display-filter-buttons="true" table:on-update-keep-size="false" table:on-update-keep-styles="true" table:refresh-delay="false">
          <table:database-source-sql table:database-name="Provider=Microsoft.Mashup.OleDb.1;Data Source=$Workbook$;Location=mecze;Extended Properties=&quot;&quot;" table:sql-statement="SELECT * FROM [mecze]"/>
        </table:database-range>
        <table:database-range table:target-range-address="kluby.A1:kluby.C21" table:name="kluby" table:display-filter-buttons="true" table:on-update-keep-size="false" table:on-update-keep-styles="true" table:refresh-delay="false">
          <table:database-source-sql table:database-name="Provider=Microsoft.Mashup.OleDb.1;Data Source=$Workbook$;Location=kluby;Extended Properties=&quot;&quot;" table:sql-statement="SELECT * FROM [kluby]"/>
        </table:database-range>
      </table:database-ranges>
      <table:data-pilot-tables>
        <table:data-pilot-table table:name="Tabela przestawna1" table:target-range-address="mecze.J2:mecze.L23" table:show-filter-button="false" table:buttons="mecze.J2">
          <table:source-cell-range table:cell-range-address="mecze.A1:mecze.G325"/>
          <table:data-pilot-field table:source-field-name="Wartości" table:orientation="column" table:is-data-layout-field="true">
            <table:data-pilot-level table:show-empty="true"/>
          </table:data-pilot-field>
          <table:data-pilot-field table:source-field-name="Id_klubu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zy_wygran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zy_przegran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d_meczu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ety_wygran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ety_przegran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Filip Kwiek</meta:initial-creator>
    <dc:creator>Filip Kwiek</dc:creator>
    <meta:creation-date>2023-03-25T15:13:50Z</meta:creation-date>
    <dc:date>2023-03-25T15:25:16Z</dc:date>
  </office:meta>
</office:document-meta>
</file>